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5"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break-before="page" table:align="margins" style:shadow="none"/>
    </style:style>
    <style:style style:name="Tabelle1.A" style:family="table-column">
      <style:table-column-properties style:column-width="17cm" style:rel-column-width="65535*"/>
    </style:style>
    <style:style style:name="Tabelle1.A1" style:family="table-cell">
      <style:table-cell-properties fo:padding="0.097cm" fo:border="none"/>
    </style:style>
    <style:style style:name="Tabelle2" style:family="table">
      <style:table-properties style:width="16.995cm" table:align="left" style:shadow="none"/>
    </style:style>
    <style:style style:name="Tabelle2.A" style:family="table-column">
      <style:table-column-properties style:column-width="6.126cm"/>
    </style:style>
    <style:style style:name="Tabelle2.B" style:family="table-column">
      <style:table-column-properties style:column-width="4.946cm"/>
    </style:style>
    <style:style style:name="Tabelle2.C" style:family="table-column">
      <style:table-column-properties style:column-width="5.923cm"/>
    </style:style>
    <style:style style:name="Tabelle2.A1" style:family="table-cell">
      <style:table-cell-properties fo:background-color="#cccccc" fo:padding="0.097cm" fo:border="0.035cm solid #000000">
        <style:background-image/>
      </style:table-cell-properties>
    </style:style>
    <style:style style:name="Tabelle2.A2" style:family="table-cell">
      <style:table-cell-properties fo:padding="0.097cm" fo:border-left="0.035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35cm solid #000000" fo:border-top="none" fo:border-bottom="0.002cm solid #000000"/>
    </style:style>
    <style:style style:name="Tabelle2.A9" style:family="table-cell">
      <style:table-cell-properties fo:padding="0.097cm" fo:border-left="0.035cm solid #000000" fo:border-right="none" fo:border-top="none" fo:border-bottom="0.035cm solid #000000"/>
    </style:style>
    <style:style style:name="Tabelle2.B9" style:family="table-cell">
      <style:table-cell-properties fo:padding="0.097cm" fo:border-left="0.002cm solid #000000" fo:border-right="none" fo:border-top="none" fo:border-bottom="0.035cm solid #000000"/>
    </style:style>
    <style:style style:name="Tabelle2.C9" style:family="table-cell">
      <style:table-cell-properties fo:padding="0.097cm" fo:border-left="0.002cm solid #000000" fo:border-right="0.035cm solid #000000" fo:border-top="none" fo:border-bottom="0.035cm solid #000000"/>
    </style:style>
    <style:style style:name="Tabelle3" style:family="table">
      <style:table-properties style:width="16.995cm" table:align="left" style:shadow="none"/>
    </style:style>
    <style:style style:name="Tabelle3.A" style:family="table-column">
      <style:table-column-properties style:column-width="16.995cm"/>
    </style:style>
    <style:style style:name="Tabelle3.A1" style:family="table-cell">
      <style:table-cell-properties fo:background-color="#cccccc" fo:padding="0.097cm" fo:border="0.035cm solid #000000">
        <style:background-image/>
      </style:table-cell-properties>
    </style:style>
    <style:style style:name="Tabelle3.A2" style:family="table-cell">
      <style:table-cell-properties fo:padding="0.097cm" fo:border-left="0.035cm solid #000000" fo:border-right="0.035cm solid #000000" fo:border-top="none" fo:border-bottom="0.035cm solid #000000"/>
    </style:style>
    <style:style style:name="Tabelle4" style:family="table">
      <style:table-properties style:width="16.995cm" fo:break-before="page" table:align="left" style:shadow="none"/>
    </style:style>
    <style:style style:name="Tabelle4.A" style:family="table-column">
      <style:table-column-properties style:column-width="16.995cm"/>
    </style:style>
    <style:style style:name="Tabelle4.A1" style:family="table-cell">
      <style:table-cell-properties fo:background-color="#cccccc" fo:padding="0.097cm" fo:border="0.035cm solid #000000">
        <style:background-image/>
      </style:table-cell-properties>
    </style:style>
    <style:style style:name="Tabelle4.A2" style:family="table-cell">
      <style:table-cell-properties fo:padding="0.097cm" fo:border-left="0.035cm solid #000000" fo:border-right="0.035cm solid #000000" fo:border-top="none" fo:border-bottom="0.035cm solid #000000"/>
    </style:style>
    <style:style style:name="Tabelle5" style:family="table">
      <style:table-properties style:width="17cm" table:align="margins"/>
    </style:style>
    <style:style style:name="Tabelle5.A" style:family="table-column">
      <style:table-column-properties style:column-width="3.401cm" style:rel-column-width="13107*"/>
    </style:style>
    <style:style style:name="Tabelle5.B" style:family="table-column">
      <style:table-column-properties style:column-width="13.6cm" style:rel-column-width="52428*"/>
    </style:style>
    <style:style style:name="Tabelle5.A1" style:family="table-cell">
      <style:table-cell-properties fo:padding="0.097cm" fo:border="none"/>
    </style:style>
    <style:style style:name="Tabelle5.A2" style:family="table-cell" style:data-style-name="N36">
      <style:table-cell-properties fo:padding="0.097cm" fo:border="none"/>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Heading_20_2">
      <style:paragraph-properties fo:break-before="pag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ize="15pt" fo:font-weight="bold" style:font-size-asian="15pt" style:font-weight-asian="bold" style:font-size-complex="15pt" style:font-weight-complex="bold"/>
    </style:style>
    <style:style style:name="P7" style:family="paragraph" style:parent-style-name="Table_20_Contents">
      <style:text-properties fo:font-weight="normal" style:font-weight-asian="normal" style:font-weight-complex="normal"/>
    </style:style>
    <style:style style:name="P8" style:family="paragraph" style:parent-style-name="Footer">
      <style:paragraph-properties fo:text-align="center" style:justify-single-word="false"/>
    </style:style>
    <style:style style:name="P9" style:family="paragraph" style:parent-style-name="Preformatted_20_Text">
      <style:text-properties style:font-name="Consolas"/>
    </style:style>
    <style:style style:name="P10" style:family="paragraph" style:parent-style-name="Preformatted_20_Text">
      <style:text-properties fo:color="#808080" style:font-name="Consolas"/>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 style:family="paragraph">
      <style:paragraph-properties fo:margin-left="0cm" fo:margin-right="0cm" fo:margin-top="0cm" fo:margin-bottom="0cm" fo:line-height="100%" fo:text-indent="0cm"/>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color="#808080" style:font-name="Consolas"/>
    </style:style>
    <style:style style:name="T3" style:family="text">
      <style:text-properties style:use-window-font-color="true" style:text-outline="false" style:text-line-through-style="none" style:font-name="Arial3" fo:font-size="6pt" fo:language="zxx" fo:country="none" fo:font-style="normal" fo:text-shadow="none" style:text-underline-style="none" fo:font-weight="normal" style:letter-kerning="true" style:font-name-asian="Andale Sans UI" style:font-size-asian="6pt" style:language-asian="zxx" style:country-asian="none" style:font-style-asian="normal" style:font-weight-asian="normal" style:font-name-complex="Tahoma" style:font-size-complex="6pt" style:language-complex="zxx" style:country-complex="none" style:font-style-complex="normal" style:font-weight-complex="normal" style:text-emphasize="none" style:font-relief="none"/>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3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3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3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3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4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4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5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5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5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5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draw:stroke-dash="Dash_20_57" svg:stroke-width="0cm" svg:stroke-color="#000000" draw:marker-start="" draw:marker-start-width="0.3cm" draw:marker-start-center="false" draw:marker-end="" draw:marker-end-width="0.3cm" draw:marker-end-center="false" draw:fill="none" draw:fill-color="#ffffff" fo:min-height="0.305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5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6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6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6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6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6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6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6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draw:stroke-dash="Dash_20_69"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70"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none" draw:stroke-dash="Dash_20_73"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_20_74"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_20_75"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draw:stroke-dash="Dash_20_76"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draw:stroke-dash="Dash_20_77"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draw:stroke-dash="Dash_20_78"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draw:stroke-dash="Dash_20_79"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81" style:family="graphic">
      <style:graphic-properties draw:stroke="none" draw:stroke-dash="Dash_20_80" svg:stroke-width="0cm" svg:stroke-color="#000000" draw:marker-start="" draw:marker-start-width="0.3cm" draw:marker-start-center="false" draw:marker-end="" draw:marker-end-width="0.3cm" draw:marker-end-center="false" draw:fill="none" draw:fill-color="#ffffff" fo:min-height="0.3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draw:stroke-dash="Dash_20_8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draw:stroke-dash="Dash_20_8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draw:stroke-dash="Dash_20_8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draw:stroke-dash="Dash_20_8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draw:stroke-dash="Dash_20_8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draw:stroke-dash="Dash_20_8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draw:stroke-dash="Dash_20_8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draw:stroke-dash="Dash_20_8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draw:stroke-dash="Dash_20_9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draw:stroke-dash="Dash_20_9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draw:stroke-dash="Dash_20_9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draw:stroke-dash="Dash_20_9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draw:stroke-dash="Dash_20_9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draw:stroke-dash="Dash_20_9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draw:stroke-dash="Dash_20_9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draw:stroke-dash="Dash_20_9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draw:stroke-dash="Dash_20_9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draw:stroke-dash="Dash_20_9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_20_10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draw:stroke-dash="Dash_20_10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draw:stroke-dash="Dash_20_10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draw:stroke-dash="Dash_20_10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draw:stroke-dash="Dash_20_10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draw:stroke-dash="Dash_20_10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draw:stroke-dash="Dash_20_10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draw:stroke-dash="Dash_20_10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draw:stroke-dash="Dash_20_10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draw:stroke-dash="Dash_20_10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draw:stroke-dash="Dash_20_11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draw:stroke-dash="Dash_20_11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draw:stroke-dash="Dash_20_11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draw:stroke-dash="Dash_20_11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draw:stroke-dash="Dash_20_11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draw:stroke-dash="Dash_20_11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draw:stroke-dash="Dash_20_11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draw:stroke-dash="Dash_20_11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draw:stroke-dash="Dash_20_11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draw:stroke-dash="Dash_20_1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draw:stroke-dash="Dash_20_12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draw:stroke-dash="Dash_20_12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draw:stroke-dash="Dash_20_12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draw:stroke-dash="Dash_20_12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draw:stroke-dash="Dash_20_12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draw:stroke-dash="Dash_20_12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solid" draw:stroke-dash="Dash_20_12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draw:stroke-dash="Dash_20_12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solid" draw:stroke-dash="Dash_20_12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draw:stroke-dash="Dash_20_12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solid" draw:stroke-dash="Dash_20_13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draw:stroke-dash="Dash_20_13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solid" draw:stroke-dash="Dash_20_13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draw:stroke-dash="Dash_20_13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draw:stroke-dash="Dash_20_13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draw:stroke-dash="Dash_20_13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draw:stroke-dash="Dash_20_13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none" draw:stroke-dash="Dash_20_137"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draw:stroke-dash="Dash_20_13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draw:stroke-dash="Dash_20_13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draw:stroke-dash="Dash_20_14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draw:stroke-dash="Dash_20_14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draw:stroke-dash="Dash_20_14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draw:stroke-dash="Dash_20_14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draw:stroke-dash="Dash_20_14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draw:stroke-dash="Dash_20_14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draw:stroke-dash="Dash_20_14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draw:stroke-dash="Dash_20_14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none" draw:stroke-dash="Dash_20_149"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50" style:family="graphic">
      <style:graphic-properties draw:stroke="none" draw:stroke-dash="Dash_20_150"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151" style:family="graphic">
      <style:graphic-properties draw:stroke="none" draw:stroke-dash="Dash_20_151"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52" style:family="graphic">
      <style:graphic-properties draw:stroke="none" draw:stroke-dash="Dash_20_152"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53" style:family="graphic">
      <style:graphic-properties draw:stroke="none" draw:stroke-dash="Dash_20_153"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154" style:family="graphic">
      <style:graphic-properties draw:stroke="none" draw:stroke-dash="Dash_20_154"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155" style:family="graphic">
      <style:graphic-properties draw:stroke="none" draw:stroke-dash="Dash_20_155"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156" style:family="graphic">
      <style:graphic-properties draw:stroke="none" draw:stroke-dash="Dash_20_156"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57" style:family="graphic">
      <style:graphic-properties draw:stroke="none" draw:stroke-dash="Dash_20_157"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draw:stroke-dash="Dash_20_15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draw:stroke-dash="Dash_20_15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none" draw:stroke-dash="Dash_20_160"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none" draw:stroke-dash="Dash_20_16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none" draw:stroke-dash="Dash_20_16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none" draw:stroke-dash="Dash_20_16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none" draw:stroke-dash="Dash_20_16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none" draw:stroke-dash="Dash_20_165" svg:stroke-width="0cm" svg:stroke-color="#000000" draw:marker-start="" draw:marker-start-width="0.3cm" draw:marker-start-center="false" draw:marker-end=""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none" draw:stroke-dash="Dash_20_16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none" draw:stroke-dash="Dash_20_16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none" draw:stroke-dash="Dash_20_16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none" draw:stroke-dash="Dash_20_16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none" draw:stroke-dash="Dash_20_17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none" draw:stroke-dash="Dash_20_17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none" draw:stroke-dash="Dash_20_17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none" draw:stroke-dash="Dash_20_17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none" draw:stroke-dash="Dash_20_174"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none" draw:stroke-dash="Dash_20_175" svg:stroke-width="0cm" svg:stroke-color="#000000" draw:marker-start="" draw:marker-start-width="0.3cm" draw:marker-start-center="false" draw:marker-end="" draw:marker-end-width="0.3cm" draw:marker-end-center="false" draw:fill="solid" draw:fill-color="#0000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none" draw:stroke-dash="Dash_20_17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none" draw:stroke-dash="Dash_20_17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draw:stroke-dash="Dash_20_178"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9" style:family="graphic">
      <style:graphic-properties draw:stroke="none" draw:stroke-dash="Dash_20_179"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0" style:family="graphic">
      <style:graphic-properties draw:stroke="none" draw:stroke-dash="Dash_20_180"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1" style:family="graphic">
      <style:graphic-properties draw:stroke="none" draw:stroke-dash="Dash_20_181"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2" style:family="graphic">
      <style:graphic-properties draw:stroke="none" draw:stroke-dash="Dash_20_182"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3" style:family="graphic">
      <style:graphic-properties draw:stroke="none" draw:stroke-dash="Dash_20_183"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4" style:family="graphic">
      <style:graphic-properties draw:stroke="none" draw:stroke-dash="Dash_20_184"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5" style:family="graphic">
      <style:graphic-properties draw:stroke="none" draw:stroke-dash="Dash_20_185"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6" style:family="graphic">
      <style:graphic-properties draw:stroke="none" draw:stroke-dash="Dash_20_186"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7" style:family="graphic">
      <style:graphic-properties draw:stroke="none" draw:stroke-dash="Dash_20_187"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8" style:family="graphic">
      <style:graphic-properties draw:stroke="none" draw:stroke-dash="Dash_20_188"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89" style:family="graphic">
      <style:graphic-properties draw:stroke="none" draw:stroke-dash="Dash_20_189"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90" style:family="graphic">
      <style:graphic-properties draw:stroke="none" draw:stroke-dash="Dash_20_190"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191" style:family="graphic">
      <style:graphic-properties draw:stroke="solid" draw:stroke-dash="Dash_20_191"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2" style:family="graphic">
      <style:graphic-properties draw:stroke="solid" draw:stroke-dash="Dash_20_192"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3" style:family="graphic">
      <style:graphic-properties draw:stroke="solid" draw:stroke-dash="Dash_20_193"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4" style:family="graphic">
      <style:graphic-properties draw:stroke="solid" draw:stroke-dash="Dash_20_194"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5" style:family="graphic">
      <style:graphic-properties draw:stroke="solid" draw:stroke-dash="Dash_20_195" svg:stroke-width="0.011cm" svg:stroke-color="#000000" draw:marker-start="" draw:marker-start-width="0.316cm" draw:marker-start-center="false" draw:marker-end="" draw:marker-end-width="0.316cm" draw:marker-end-center="false" draw:fill="none"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96" style:family="graphic">
      <style:graphic-properties draw:stroke="solid" draw:stroke-dash="Dash_20_196"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7" style:family="graphic">
      <style:graphic-properties draw:stroke="solid" draw:stroke-dash="Dash_20_19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8" style:family="graphic">
      <style:graphic-properties draw:stroke="solid" draw:stroke-dash="Dash_20_19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9" style:family="graphic">
      <style:graphic-properties draw:stroke="solid" draw:stroke-dash="Dash_20_8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0" style:family="graphic">
      <style:graphic-properties draw:stroke="solid" draw:stroke-dash="Dash_20_8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1" style:family="graphic">
      <style:graphic-properties draw:stroke="solid" draw:stroke-dash="Dash_20_8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2" style:family="graphic">
      <style:graphic-properties draw:stroke="solid" draw:stroke-dash="Dash_20_8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3" style:family="graphic">
      <style:graphic-properties draw:stroke="solid" draw:stroke-dash="Dash_20_8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4" style:family="graphic">
      <style:graphic-properties draw:stroke="solid" draw:stroke-dash="Dash_20_8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5" style:family="graphic">
      <style:graphic-properties draw:stroke="solid" draw:stroke-dash="Dash_20_8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6" style:family="graphic">
      <style:graphic-properties draw:stroke="solid" draw:stroke-dash="Dash_20_8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7" style:family="graphic">
      <style:graphic-properties draw:stroke="solid" draw:stroke-dash="Dash_20_9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8" style:family="graphic">
      <style:graphic-properties draw:stroke="solid" draw:stroke-dash="Dash_20_9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9" style:family="graphic">
      <style:graphic-properties draw:stroke="solid" draw:stroke-dash="Dash_20_9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0" style:family="graphic">
      <style:graphic-properties draw:stroke="solid" draw:stroke-dash="Dash_20_9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1" style:family="graphic">
      <style:graphic-properties draw:stroke="solid" draw:stroke-dash="Dash_20_9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2" style:family="graphic">
      <style:graphic-properties draw:stroke="solid" draw:stroke-dash="Dash_20_9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3" style:family="graphic">
      <style:graphic-properties draw:stroke="solid" draw:stroke-dash="Dash_20_9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4" style:family="graphic">
      <style:graphic-properties draw:stroke="solid" draw:stroke-dash="Dash_20_9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5" style:family="graphic">
      <style:graphic-properties draw:stroke="solid" draw:stroke-dash="Dash_20_9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6" style:family="graphic">
      <style:graphic-properties draw:stroke="solid" draw:stroke-dash="Dash_20_9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7" style:family="graphic">
      <style:graphic-properties draw:stroke="solid" draw:stroke-dash="Dash_20_10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8" style:family="graphic">
      <style:graphic-properties draw:stroke="solid" draw:stroke-dash="Dash_20_10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9" style:family="graphic">
      <style:graphic-properties draw:stroke="solid" draw:stroke-dash="Dash_20_10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0" style:family="graphic">
      <style:graphic-properties draw:stroke="solid" draw:stroke-dash="Dash_20_10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1" style:family="graphic">
      <style:graphic-properties draw:stroke="solid" draw:stroke-dash="Dash_20_104"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2" style:family="graphic">
      <style:graphic-properties draw:stroke="solid" draw:stroke-dash="Dash_20_105"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3" style:family="graphic">
      <style:graphic-properties draw:stroke="solid" draw:stroke-dash="Dash_20_10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4" style:family="graphic">
      <style:graphic-properties draw:stroke="solid" draw:stroke-dash="Dash_20_10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5" style:family="graphic">
      <style:graphic-properties draw:stroke="solid" draw:stroke-dash="Dash_20_108"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6" style:family="graphic">
      <style:graphic-properties draw:stroke="solid" draw:stroke-dash="Dash_20_10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7" style:family="graphic">
      <style:graphic-properties draw:stroke="solid" draw:stroke-dash="Dash_20_110"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8" style:family="graphic">
      <style:graphic-properties draw:stroke="solid" draw:stroke-dash="Dash_20_11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9" style:family="graphic">
      <style:graphic-properties draw:stroke="solid" draw:stroke-dash="Dash_20_112"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0" style:family="graphic">
      <style:graphic-properties draw:stroke="solid" draw:stroke-dash="Dash_20_113"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1" style:family="graphic">
      <style:graphic-properties draw:stroke="solid" draw:stroke-dash="Dash_20_11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2" style:family="graphic">
      <style:graphic-properties draw:stroke="solid" draw:stroke-dash="Dash_20_11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3" style:family="graphic">
      <style:graphic-properties draw:stroke="solid" draw:stroke-dash="Dash_20_11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4" style:family="graphic">
      <style:graphic-properties draw:stroke="solid" draw:stroke-dash="Dash_20_11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5" style:family="graphic">
      <style:graphic-properties draw:stroke="solid" draw:stroke-dash="Dash_20_11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6" style:family="graphic">
      <style:graphic-properties draw:stroke="solid" draw:stroke-dash="Dash_20_1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7" style:family="graphic">
      <style:graphic-properties draw:stroke="solid" draw:stroke-dash="Dash_20_12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8" style:family="graphic">
      <style:graphic-properties draw:stroke="solid" draw:stroke-dash="Dash_20_12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9" style:family="graphic">
      <style:graphic-properties draw:stroke="solid" draw:stroke-dash="Dash_20_12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0" style:family="graphic">
      <style:graphic-properties draw:stroke="solid" draw:stroke-dash="Dash_20_12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1" style:family="graphic">
      <style:graphic-properties draw:stroke="solid" draw:stroke-dash="Dash_20_12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2" style:family="graphic">
      <style:graphic-properties draw:stroke="solid" draw:stroke-dash="Dash_20_12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3" style:family="graphic">
      <style:graphic-properties draw:stroke="solid" draw:stroke-dash="Dash_20_12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4" style:family="graphic">
      <style:graphic-properties draw:stroke="solid" draw:stroke-dash="Dash_20_12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5" style:family="graphic">
      <style:graphic-properties draw:stroke="solid" draw:stroke-dash="Dash_20_12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6" style:family="graphic">
      <style:graphic-properties draw:stroke="solid" draw:stroke-dash="Dash_20_12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7" style:family="graphic">
      <style:graphic-properties draw:stroke="solid" draw:stroke-dash="Dash_20_13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8" style:family="graphic">
      <style:graphic-properties draw:stroke="solid" draw:stroke-dash="Dash_20_13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9" style:family="graphic">
      <style:graphic-properties draw:stroke="solid" draw:stroke-dash="Dash_20_13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0" style:family="graphic">
      <style:graphic-properties draw:stroke="solid" draw:stroke-dash="Dash_20_13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1" style:family="graphic">
      <style:graphic-properties draw:stroke="solid" draw:stroke-dash="Dash_20_13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2" style:family="graphic">
      <style:graphic-properties draw:stroke="solid" draw:stroke-dash="Dash_20_13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3" style:family="graphic">
      <style:graphic-properties draw:stroke="solid" draw:stroke-dash="Dash_20_13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4" style:family="graphic">
      <style:graphic-properties draw:stroke="none" draw:stroke-dash="Dash_20_137"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255" style:family="graphic">
      <style:graphic-properties draw:stroke="solid" draw:stroke-dash="Dash_20_138"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6" style:family="graphic">
      <style:graphic-properties draw:stroke="solid" draw:stroke-dash="Dash_20_139"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7" style:family="graphic">
      <style:graphic-properties draw:stroke="solid" draw:stroke-dash="Dash_20_140"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8" style:family="graphic">
      <style:graphic-properties draw:stroke="solid" draw:stroke-dash="Dash_20_141"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9" style:family="graphic">
      <style:graphic-properties draw:stroke="solid" draw:stroke-dash="Dash_20_142"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0" style:family="graphic">
      <style:graphic-properties draw:stroke="solid" draw:stroke-dash="Dash_20_143"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1" style:family="graphic">
      <style:graphic-properties draw:stroke="solid" draw:stroke-dash="Dash_20_144"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2" style:family="graphic">
      <style:graphic-properties draw:stroke="solid" draw:stroke-dash="Dash_20_145"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3" style:family="graphic">
      <style:graphic-properties draw:stroke="solid" draw:stroke-dash="Dash_20_146"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4" style:family="graphic">
      <style:graphic-properties draw:stroke="solid" draw:stroke-dash="Dash_20_147"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5" style:family="graphic">
      <style:graphic-properties draw:stroke="solid"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6" style:family="graphic">
      <style:graphic-properties draw:stroke="none" draw:stroke-dash="Dash_20_149"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267" style:family="graphic">
      <style:graphic-properties draw:stroke="none" draw:stroke-dash="Dash_20_150"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268" style:family="graphic">
      <style:graphic-properties draw:stroke="none" draw:stroke-dash="Dash_20_151"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269" style:family="graphic">
      <style:graphic-properties draw:stroke="none" draw:stroke-dash="Dash_20_152"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270" style:family="graphic">
      <style:graphic-properties draw:stroke="none" draw:stroke-dash="Dash_20_153"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271" style:family="graphic">
      <style:graphic-properties draw:stroke="none" draw:stroke-dash="Dash_20_154"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272" style:family="graphic">
      <style:graphic-properties draw:stroke="none" draw:stroke-dash="Dash_20_155" svg:stroke-width="0cm" svg:stroke-color="#000000" draw:marker-start="" draw:marker-start-width="0.3cm" draw:marker-start-center="false" draw:marker-end="" draw:marker-end-width="0.3cm" draw:marker-end-center="false" draw:fill="none" draw:fill-color="#ffffff" fo:min-height="0.485cm" fo:padding-top="0.125cm" fo:padding-bottom="0.125cm" fo:padding-left="0.25cm" fo:padding-right="0.25cm" draw:shadow="hidden" draw:shadow-offset-x="0.3cm" draw:shadow-offset-y="0.3cm" draw:shadow-color="#808080" style:run-through="foreground"/>
    </style:style>
    <style:style style:name="gr273" style:family="graphic">
      <style:graphic-properties draw:stroke="none" draw:stroke-dash="Dash_20_156"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style:style style:name="gr274" style:family="graphic">
      <style:graphic-properties draw:stroke="none" draw:stroke-dash="Dash_20_157" svg:stroke-width="0cm" svg:stroke-color="#000000" draw:marker-start="" draw:marker-start-width="0.3cm" draw:marker-start-center="false" draw:marker-end="" draw:marker-end-width="0.3cm" draw:marker-end-center="false" draw:fill="none" draw:fill-color="#ffffff" fo:min-height="0.243cm" fo:padding-top="0.125cm" fo:padding-bottom="0.125cm" fo:padding-left="0.25cm" fo:padding-right="0.25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table-cell table:style-name="Tabelle1.A1" office:value-type="string">
            <text:p text:style-name="P2">Projektdokumentation</text:p>
            <text:p text:style-name="P1">Licht- und Rollladensteuerung</text:p>
            <text:p text:style-name="Standard"/>
            <text:p text:style-name="P3">von Darien, Adorian und André</text:p>
          </table:table-cell>
        </table:table-row>
        <table:table-row>
          <table:table-cell table:style-name="Tabelle1.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table-cell table:style-name="Tabelle1.A1" office:value-type="string">
            <text:p text:style-name="Standard"><text:span text:style-name="T1">Fach: </text:span>Technische Informatik (Labor)<text:line-break/><text:span text:style-name="T1">Lehrer:</text:span> Karl Laber<text:line-break/><text:span text:style-name="T1">Abgabetermin:</text:span> XX.XX.XXXX</text:p>
          </table:table-cell>
        </table:table-row>
      </table:table>
      <text:h text:style-name="Heading_20_2" text:outline-level="2"><text:soft-page-break/>Projektbeschreibung</text:h>
      <text:p text:style-name="Text_20_body">Es soll für mehrere Räume eine Lichtsteuerung und Rollladensteuerung geben. Für jeden Raum soll das Licht ansteuerbar sein. Außerdem soll im Haus ein Rollladen ansteuerbar sein. Mit einem Taster soll in den Automatikmodus gewechselt werden können. In diesem wird die Steuerung automatisch für alle Zimmer übernommen anhand der Messung eines Helligkeitssensors.</text:p>
      <text:p text:style-name="Text_20_body">Die Sieben-Segment Anzeige zeigt in welchem Raum man sich bei der Steuerung befindet. Zwei Taster schalten zum nächsten oder zum vorherigen Raum. Ein Taster macht das Licht an oder aus und ein anderer schaltet den Automatik-Modus an oder aus. Zwei weitere Schalter fahren die Rollladen hoch oder runter. Bei einem kurzen Drücken auf eine Taste (z.B. die Taste um den Rollladen hochzufahren) fährt dieser ganz hoch. Ansonsten muss der Taster gedrückt gehalten werden damit der Rollladen sich bewegt.</text:p>
      <text:h text:style-name="Heading_20_3" text:outline-level="3"><text:bookmark text:name="user-content-raumansteuerung"/>Raumansteuerung</text:h>
      <text:p text:style-name="Text_20_body">Jeder Raum soll ein individuell ansteuerbares Licht erhalten. Mit zwei Tastern können die Räume aufwärts und abwärts gewechselt werden. Dies gibt an für welchen Raum die Ansteuerung der folgenden Features gilt. Auf der 7-Segment Anzeige wird angezeigt welcher Raum gerade verwendet wird.</text:p>
      <text:h text:style-name="Heading_20_3" text:outline-level="3"><text:bookmark text:name="user-content-lichtsteuerung"/>Lichtsteuerung</text:h>
      <text:p text:style-name="Text_20_body">Mit einer Taste kann man das Licht in dem ausgewählten Raum an und aus schalten. Es gibt 8 Räume, dargestellt mit 8 LEDs. Mit der letzten Taste wird ausgewählt ob der Raum im Automatik-Modus ist. Dabei wird durch ein Helligkeitssensor entschieden ob das Licht an oder aus sein soll. Wenn es dunkel ist geht das Licht an, wenn es hell ist geht das Licht aus. Dies geschieht nur in Räumen bei denen der Automatik-Modus aktiviert wurde, die Räume bei denen dieser nicht eingeschaltet ist werden weiterhin über den an/aus Taster gesteuert.</text:p>
      <text:p text:style-name="Text_20_body"/>
      <text:p text:style-name="Text_20_body"/>
      <text:p text:style-name="Text_20_body"/>
      <text:p text:style-name="Text_20_body"/>
      <text:h text:style-name="Heading_20_3" text:outline-level="3"><text:bookmark text:name="user-content-rolladensteuerung"/><text:soft-page-break/>Rollladensteuerung</text:h>
      <text:p text:style-name="Text_20_body">Mit zwei Tastern kann gesteuert werden ob der Rollladen hoch oder herunter gefahren werden soll. Bei einem kurzen Antippen wird der Rollladen komplett herauf oder herunter gefahren. Sollte der Taster gedrückt gehalten werden bewegt sich der Rollladen nur so lange bis der Taster wieder los gelassen wird. Sollte für das Zimmer der Automatik-Modus angeschaltet sein wird der Status des Rollladens von dem Helligkeitssensor bestimmt, sollte es dunkel sein wird der Rollladen automatisch heruntergefahren, falls nicht wird er wieder hochgefahren.</text:p>
      <text:h text:style-name="P4" text:outline-level="2">Bedienungsanleitung</text:h>
      <text:p text:style-name="Text_20_body">Zunächst muss der Rollladen mit Port 4 des Mikrocontrollers verbunden werden. Dies sollte gemäß der Abbildung geschehen.</text:p>
      <text:p text:style-name="Text_20_body"><draw:g text:anchor-type="paragraph" draw:z-index="2" draw:style-name="gr1"><draw:rect draw:style-name="gr158" draw:text-style-name="P11" svg:width="4cm" svg:height="2.601cm" svg:x="0.694cm" svg:y="3.454cm"><text:p/></draw:rect><draw:rect draw:style-name="gr159" draw:text-style-name="P11" svg:width="4cm" svg:height="2.5cm" svg:x="0.694cm" svg:y="0.455cm"><text:p/></draw:rect><draw:circle draw:style-name="gr160" draw:text-style-name="P11" svg:width="0.301cm" svg:height="0.301cm" svg:x="1.293cm" svg:y="1.854cm"><text:p/></draw:circle><draw:circle draw:style-name="gr161" draw:text-style-name="P11" svg:width="0.301cm" svg:height="0.301cm" svg:x="1.893cm" svg:y="1.154cm"><text:p/></draw:circle><draw:circle draw:style-name="gr162" draw:text-style-name="P11" svg:width="0.301cm" svg:height="0.301cm" svg:x="2.493cm" svg:y="1.154cm"><text:p/></draw:circle><draw:circle draw:style-name="gr163" draw:text-style-name="P11" svg:width="0.301cm" svg:height="0.301cm" svg:x="3.092cm" svg:y="1.154cm"><text:p/></draw:circle><draw:ellipse draw:style-name="gr164" draw:text-style-name="P11" svg:width="0.302cm" svg:height="0.301cm" svg:x="3.692cm" svg:y="1.154cm"><text:p/></draw:ellipse><draw:circle draw:style-name="gr165" draw:text-style-name="P11" svg:width="0.301cm" svg:height="0.301cm" svg:x="1.293cm" svg:y="1.154cm"><text:p/></draw:circle><draw:circle draw:style-name="gr166" draw:text-style-name="P11" svg:width="0.301cm" svg:height="0.301cm" svg:x="1.893cm" svg:y="1.854cm"><text:p/></draw:circle><draw:circle draw:style-name="gr167" draw:text-style-name="P11" svg:width="0.301cm" svg:height="0.301cm" svg:x="2.493cm" svg:y="1.854cm"><text:p/></draw:circle><draw:circle draw:style-name="gr168" draw:text-style-name="P11" svg:width="0.301cm" svg:height="0.301cm" svg:x="3.092cm" svg:y="1.854cm"><text:p/></draw:circle><draw:ellipse draw:style-name="gr169" draw:text-style-name="P11" svg:width="0.302cm" svg:height="0.301cm" svg:x="3.692cm" svg:y="1.854cm"><text:p/></draw:ellipse><draw:ellipse draw:style-name="gr170" draw:text-style-name="P11" svg:width="0.301cm" svg:height="0.302cm" svg:x="2.293cm" svg:y="3.753cm"><text:p/></draw:ellipse><draw:ellipse draw:style-name="gr171" draw:text-style-name="P11" svg:width="0.301cm" svg:height="0.302cm" svg:x="2.893cm" svg:y="3.753cm"><text:p/></draw:ellipse><draw:ellipse draw:style-name="gr172" draw:text-style-name="P11" svg:width="0.301cm" svg:height="0.302cm" svg:x="3.493cm" svg:y="3.753cm"><text:p/></draw:ellipse><draw:ellipse draw:style-name="gr173" draw:text-style-name="P11" svg:width="0.301cm" svg:height="0.302cm" svg:x="4.093cm" svg:y="3.753cm"><text:p/></draw:ellipse><draw:ellipse draw:style-name="gr174" draw:text-style-name="P11" svg:width="0.302cm" svg:height="0.301cm" draw:transform="rotate (-1.57079632679579) translate (1.29293055555556cm 3.75255555555556cm)"><text:p/></draw:ellipse><draw:circle draw:style-name="gr175" draw:text-style-name="P11" svg:width="0.301cm" svg:height="0.301cm" draw:transform="rotate (-1.57079632679579) translate (1.29293055555556cm 4.35504166666667cm)"><text:p/></draw:circle><draw:circle draw:style-name="gr176" draw:text-style-name="P11" svg:width="0.301cm" svg:height="0.301cm" draw:transform="rotate (-1.57079632679579) translate (1.29293055555556cm 4.95476388888889cm)"><text:p/></draw:circle><draw:circle draw:style-name="gr177" draw:text-style-name="P11" svg:width="0.301cm" svg:height="0.301cm" draw:transform="rotate (-1.57079632679579) translate (1.29293055555556cm 5.55448611111111cm)"><text:p/></draw:circle><draw:polyline draw:style-name="gr178" draw:text-style-name="P11" svg:width="3.099cm" svg:height="1.399cm" svg:x="1.093cm" svg:y="1.054cm" svg:viewBox="0 0 3100 1400" draw:points="1200,0 100,0 0,0 0,1400 3100,1400 3100,0 1900,0"><text:p/></draw:polyline><draw:frame draw:style-name="gr179" draw:text-style-name="P15" svg:width="1.101cm" svg:height="0.498cm" svg:x="1.493cm" svg:y="1.362cm"><draw:text-box><text:p text:style-name="P14"><text:span text:style-name="T3">P4.0</text:span></text:p></draw:text-box></draw:frame><draw:frame draw:style-name="gr180" draw:text-style-name="P15" svg:width="1.101cm" svg:height="0.498cm" svg:x="0.893cm" svg:y="1.362cm"><draw:text-box><text:p text:style-name="P14"><text:span text:style-name="T3">GND</text:span></text:p></draw:text-box></draw:frame><draw:frame draw:style-name="gr181" draw:text-style-name="P15" svg:width="1.101cm" svg:height="0.498cm" svg:x="0.893cm" svg:y="2.055cm"><draw:text-box><text:p text:style-name="P14"><text:span text:style-name="T3">+5V</text:span></text:p></draw:text-box></draw:frame><draw:frame draw:style-name="gr182" draw:text-style-name="P15" svg:width="1.101cm" svg:height="0.498cm" svg:x="1.493cm" svg:y="2.055cm"><draw:text-box><text:p text:style-name="P14"><text:span text:style-name="T3">P4.1</text:span></text:p></draw:text-box></draw:frame><draw:frame draw:style-name="gr183" draw:text-style-name="P15" svg:width="1.101cm" svg:height="0.498cm" svg:x="2.092cm" svg:y="1.355cm"><draw:text-box><text:p text:style-name="P14"><text:span text:style-name="T3">P4.2</text:span></text:p></draw:text-box></draw:frame><draw:frame draw:style-name="gr184" draw:text-style-name="P15" svg:width="1.101cm" svg:height="0.498cm" svg:x="2.092cm" svg:y="2.062cm"><draw:text-box><text:p text:style-name="P14"><text:span text:style-name="T3">P4.3</text:span></text:p></draw:text-box></draw:frame><draw:frame draw:style-name="gr185" draw:text-style-name="P15" svg:width="1.101cm" svg:height="0.498cm" svg:x="0.593cm" svg:y="4.561cm"><draw:text-box><text:p text:style-name="P14"><text:span text:style-name="T3">GND</text:span></text:p></draw:text-box></draw:frame><draw:frame draw:style-name="gr186" draw:text-style-name="P15" svg:width="1.101cm" svg:height="0.498cm" svg:x="0.593cm" svg:y="3.962cm"><draw:text-box><text:p text:style-name="P14"><text:span text:style-name="T3">+5V</text:span></text:p></draw:text-box></draw:frame><draw:frame draw:style-name="gr187" draw:text-style-name="P15" svg:width="1.101cm" svg:height="0.498cm" svg:x="3.692cm" svg:y="3.962cm"><draw:text-box><text:p text:style-name="P14"><text:span text:style-name="T3">1</text:span></text:p></draw:text-box></draw:frame><draw:frame draw:style-name="gr188" draw:text-style-name="P15" svg:width="1.101cm" svg:height="0.498cm" svg:x="3.092cm" svg:y="3.955cm"><draw:text-box><text:p text:style-name="P14"><text:span text:style-name="T3">2</text:span></text:p></draw:text-box></draw:frame><draw:frame draw:style-name="gr189" draw:text-style-name="P15" svg:width="1.101cm" svg:height="0.498cm" svg:x="2.493cm" svg:y="3.955cm"><draw:text-box><text:p text:style-name="P14"><text:span text:style-name="T3">3</text:span></text:p></draw:text-box></draw:frame><draw:frame draw:style-name="gr190" draw:text-style-name="P15" svg:width="1.101cm" svg:height="0.498cm" svg:x="1.893cm" svg:y="3.955cm"><draw:text-box><text:p text:style-name="P14"><text:span text:style-name="T3">4</text:span></text:p></draw:text-box></draw:frame><draw:polyline draw:style-name="gr191" draw:text-style-name="P11" svg:width="3.099cm" svg:height="3.199cm" svg:x="1.994cm" svg:y="0.654cm" svg:viewBox="0 0 3100 3200" draw:points="0,619 0,0 3100,0 3100,3200 2459,3200"><text:p/></draw:polyline><draw:line draw:style-name="gr192" draw:text-style-name="P11" svg:x1="4.494cm" svg:y1="3.854cm" svg:x2="4.294cm" svg:y2="3.854cm"><text:p/></draw:line><draw:polyline draw:style-name="gr193" draw:text-style-name="P11" svg:width="2.899cm" svg:height="3.099cm" svg:x="2.093cm" svg:y="0.754cm" svg:viewBox="0 0 2900 3100" draw:points="0,1200 0,0 2900,0 2900,2900 1600,2900 1600,3100"><text:p/></draw:polyline><draw:polyline draw:style-name="gr194" draw:text-style-name="P11" svg:width="2.299cm" svg:height="2.999cm" svg:x="2.593cm" svg:y="0.854cm" svg:viewBox="0 0 2300 3000" draw:points="0,400 0,0 2300,0 2300,2700 500,2700 500,3000"><text:p/></draw:polyline><draw:polyline draw:style-name="gr195" draw:text-style-name="P11" svg:width="2.299cm" svg:height="2.899cm" svg:x="2.494cm" svg:y="0.954cm" svg:viewBox="0 0 2300 2900" draw:points="200,1100 200,0 2300,0 2300,2400 0,2400 0,2900"><text:p/></draw:polyline><draw:circle draw:style-name="gr196" draw:text-style-name="P11" svg:width="1.1cm" svg:height="1.1cm" svg:x="2.593cm" svg:y="4.655cm"><text:p/></draw:circle><draw:custom-shape draw:style-name="gr197" draw:text-style-name="P11" svg:width="0.5cm" svg:height="0.5cm" svg:x="2.893cm" svg:y="4.9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8" draw:text-style-name="P11" svg:width="0.5cm" svg:height="0.802cm" draw:transform="rotate (-1.57079632679579) translate (3.99344444444444cm 4.954763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Text_20_body"/>
      <text:p text:style-name="Text_20_body"/>
      <text:p text:style-name="Text_20_body"/>
      <text:p text:style-name="Text_20_body"/>
      <text:p text:style-name="Text_20_body"/>
      <text:p text:style-name="Text_20_body"/>
      <text:p text:style-name="Text_20_body">Optional können die Ports für die Ausgabe und Eingabe verändert werden. Die Standardbelegung wird hier aufgeführt:</text:p>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6">Standardbelegung der Ports</text:p>
          </table:table-cell>
          <table:covered-table-cell/>
          <table:covered-table-cell/>
        </table:table-row>
        <table:table-row>
          <table:table-cell table:style-name="Tabelle2.A2" office:value-type="string">
            <text:p text:style-name="Table_20_Contents">Taster – Vorheriger Raum</text:p>
          </table:table-cell>
          <table:table-cell table:style-name="Tabelle2.B2" office:value-type="string">
            <text:p text:style-name="Table_20_Contents">Port 0.0</text:p>
          </table:table-cell>
          <table:table-cell table:style-name="Tabelle2.C2" office:value-type="string">
            <text:p text:style-name="Table_20_Contents">0x80</text:p>
          </table:table-cell>
        </table:table-row>
        <table:table-row>
          <table:table-cell table:style-name="Tabelle2.A2" office:value-type="string">
            <text:p text:style-name="Table_20_Contents">Taster – Licht An/Aus</text:p>
          </table:table-cell>
          <table:table-cell table:style-name="Tabelle2.B2" office:value-type="string">
            <text:p text:style-name="Table_20_Contents">Port 0.1</text:p>
          </table:table-cell>
          <table:table-cell table:style-name="Tabelle2.C2" office:value-type="string">
            <text:p text:style-name="Table_20_Contents">0x81</text:p>
          </table:table-cell>
        </table:table-row>
        <table:table-row>
          <table:table-cell table:style-name="Tabelle2.A2" office:value-type="string">
            <text:p text:style-name="Table_20_Contents">Taster – Nächster Raum</text:p>
          </table:table-cell>
          <table:table-cell table:style-name="Tabelle2.B2" office:value-type="string">
            <text:p text:style-name="Table_20_Contents">Port 0.3</text:p>
          </table:table-cell>
          <table:table-cell table:style-name="Tabelle2.C2" office:value-type="string">
            <text:p text:style-name="Table_20_Contents">0x83</text:p>
          </table:table-cell>
        </table:table-row>
        <table:table-row>
          <table:table-cell table:style-name="Tabelle2.A2" office:value-type="string">
            <text:p text:style-name="Table_20_Contents">Taster – Rollladen Auf</text:p>
          </table:table-cell>
          <table:table-cell table:style-name="Tabelle2.B2" office:value-type="string">
            <text:p text:style-name="Table_20_Contents">Port 2.0</text:p>
          </table:table-cell>
          <table:table-cell table:style-name="Tabelle2.C2" office:value-type="string">
            <text:p text:style-name="Table_20_Contents">0xA0</text:p>
          </table:table-cell>
        </table:table-row>
        <table:table-row>
          <table:table-cell table:style-name="Tabelle2.A2" office:value-type="string">
            <text:p text:style-name="Table_20_Contents">Taster – Rollladen Zu</text:p>
          </table:table-cell>
          <table:table-cell table:style-name="Tabelle2.B2" office:value-type="string">
            <text:p text:style-name="Table_20_Contents">Port 2.1</text:p>
          </table:table-cell>
          <table:table-cell table:style-name="Tabelle2.C2" office:value-type="string">
            <text:p text:style-name="Table_20_Contents">0xA1</text:p>
          </table:table-cell>
        </table:table-row>
        <table:table-row>
          <table:table-cell table:style-name="Tabelle2.A2" office:value-type="string">
            <text:p text:style-name="Table_20_Contents">Raumbeleuchtung</text:p>
          </table:table-cell>
          <table:table-cell table:style-name="Tabelle2.B2" office:value-type="string">
            <text:p text:style-name="Table_20_Contents">Port 1</text:p>
          </table:table-cell>
          <table:table-cell table:style-name="Tabelle2.C2" office:value-type="string">
            <text:p text:style-name="Table_20_Contents">0x90</text:p>
          </table:table-cell>
        </table:table-row>
        <table:table-row>
          <table:table-cell table:style-name="Tabelle2.A2" office:value-type="string">
            <text:p text:style-name="Table_20_Contents">Sieben-Segment-Anzeige</text:p>
          </table:table-cell>
          <table:table-cell table:style-name="Tabelle2.B2" office:value-type="string">
            <text:p text:style-name="Table_20_Contents">Port 3</text:p>
          </table:table-cell>
          <table:table-cell table:style-name="Tabelle2.C2" office:value-type="string">
            <text:p text:style-name="Table_20_Contents">0xB0</text:p>
          </table:table-cell>
        </table:table-row>
        <table:table-row>
          <table:table-cell table:style-name="Tabelle2.A9" office:value-type="string">
            <text:p text:style-name="Table_20_Contents">Rollladenmotor</text:p>
          </table:table-cell>
          <table:table-cell table:style-name="Tabelle2.B9" office:value-type="string">
            <text:p text:style-name="Table_20_Contents">Port 4</text:p>
          </table:table-cell>
          <table:table-cell table:style-name="Tabelle2.C9" office:value-type="string">
            <text:p text:style-name="Table_20_Contents">0xC7</text:p>
          </table:table-cell>
        </table:table-row>
      </table:table>
      <text:p text:style-name="Text_20_body"/>
      <text:p text:style-name="Text_20_body"><draw:g text:anchor-type="paragraph" draw:z-index="0" draw:style-name="gr1"><draw:custom-shape draw:style-name="gr2" draw:text-style-name="P11" svg:width="8cm" svg:height="5cm" svg:x="0.002cm" svg:y="-0.215cm"><text:p/><draw:enhanced-geometry svg:viewBox="0 0 21600 21600" draw:path-stretchpoint-x="10800" draw:path-stretchpoint-y="10800" draw:text-areas="?f3 ?f4 ?f5 ?f6" draw:mirror-horizontal="false" draw:mirror-vertical="false"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4" draw:text-style-name="P11" svg:width="1.001cm" svg:height="1.301cm" svg:x="5.301cm" svg:y="2.784cm"><text:p/></draw:rect><draw:custom-shape draw:style-name="gr5" draw:text-style-name="P11" svg:width="0.2cm" svg:height="0.101cm" svg:x="5.701cm" svg:y="2.884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6" draw:text-style-name="P11" svg:width="0.2cm" svg:height="0.1cm" svg:x="5.5cm" svg:y="2.886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7" draw:text-style-name="P11" svg:width="0.2cm" svg:height="0.1cm" svg:x="5.701cm" svg:y="3.385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 draw:text-style-name="P11" svg:width="0.2cm" svg:height="0.101cm" svg:x="5.5cm" svg:y="3.385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 draw:text-style-name="P11" svg:width="0.202cm" svg:height="0.101cm" draw:transform="rotate (-1.57079632679579) translate (6.00075cm 3.18381944444444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 draw:text-style-name="P11" svg:width="0.2cm" svg:height="0.101cm" draw:transform="rotate (1.5707963267946) translate (5.89844444444444cm 3.18381944444444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 draw:text-style-name="P11" svg:width="0.202cm" svg:height="0.1cm" draw:transform="rotate (-1.57079632679579) translate (5.50156944444445cm 3.18381944444444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2" draw:text-style-name="P11" svg:width="0.2cm" svg:height="0.101cm" draw:transform="rotate (1.5707963267946) translate (5.39926388888889cm 3.18381944444444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3" draw:text-style-name="P11" svg:width="0.2cm" svg:height="0.101cm" svg:x="5.701cm" svg:y="3.884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4" draw:text-style-name="P11" svg:width="0.2cm" svg:height="0.1cm" svg:x="5.5cm" svg:y="3.886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5" draw:text-style-name="P11" svg:width="0.2cm" svg:height="0.101cm" draw:transform="rotate (-1.57079632679579) translate (6.00075cm 3.68476388888889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6" draw:text-style-name="P11" svg:width="0.202cm" svg:height="0.101cm" draw:transform="rotate (1.5707963267946) translate (5.89844444444444cm 3.68476388888889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7" draw:text-style-name="P11" svg:width="0.2cm" svg:height="0.1cm" draw:transform="rotate (-1.57079632679579) translate (5.50156944444445cm 3.68476388888889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8" draw:text-style-name="P11" svg:width="0.202cm" svg:height="0.101cm" draw:transform="rotate (1.5707963267946) translate (5.39926388888889cm 3.68476388888889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19" draw:text-style-name="P11" svg:width="0.101cm" svg:height="0.101cm" svg:x="6.102cm" svg:y="3.884cm"><text:p/></draw:circle></draw:g><draw:g draw:style-name="gr3"><draw:rect draw:style-name="gr20" draw:text-style-name="P11" svg:width="1.001cm" svg:height="1.301cm" svg:x="6.502cm" svg:y="2.784cm"><text:p/></draw:rect><draw:custom-shape draw:style-name="gr21" draw:text-style-name="P11" svg:width="0.202cm" svg:height="0.101cm" svg:x="6.901cm" svg:y="2.884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 draw:text-style-name="P11" svg:width="0.2cm" svg:height="0.1cm" svg:x="6.699cm" svg:y="2.886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 draw:text-style-name="P11" svg:width="0.202cm" svg:height="0.1cm" svg:x="6.901cm" svg:y="3.385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4" draw:text-style-name="P11" svg:width="0.2cm" svg:height="0.101cm" svg:x="6.699cm" svg:y="3.385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5" draw:text-style-name="P11" svg:width="0.202cm" svg:height="0.1cm" draw:transform="rotate (-1.57079632679579) translate (7.20119444444445cm 3.18381944444444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6" draw:text-style-name="P11" svg:width="0.2cm" svg:height="0.101cm" draw:transform="rotate (1.5707963267946) translate (7.09788888888889cm 3.18381944444444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7" draw:text-style-name="P11" svg:width="0.202cm" svg:height="0.101cm" draw:transform="rotate (-1.57079632679579) translate (6.70277777777778cm 3.18381944444444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8" draw:text-style-name="P11" svg:width="0.2cm" svg:height="0.101cm" draw:transform="rotate (1.5707963267946) translate (6.59970833333333cm 3.18381944444444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9" draw:text-style-name="P11" svg:width="0.202cm" svg:height="0.101cm" svg:x="6.901cm" svg:y="3.884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0" draw:text-style-name="P11" svg:width="0.2cm" svg:height="0.1cm" svg:x="6.699cm" svg:y="3.886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1" draw:text-style-name="P11" svg:width="0.2cm" svg:height="0.1cm" draw:transform="rotate (-1.57079632679579) translate (7.20119444444445cm 3.68476388888889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2" draw:text-style-name="P11" svg:width="0.202cm" svg:height="0.101cm" draw:transform="rotate (1.5707963267946) translate (7.09788888888889cm 3.68476388888889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3" draw:text-style-name="P11" svg:width="0.2cm" svg:height="0.101cm" draw:transform="rotate (-1.57079632679579) translate (6.70277777777778cm 3.68476388888889cm)"><text:p/><draw:enhanced-geometry svg:viewBox="0 0 21600 21600" draw:text-areas="0 0 21600 21600" draw:mirror-horizontal="false"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4" draw:text-style-name="P11" svg:width="0.202cm" svg:height="0.101cm" draw:transform="rotate (1.5707963267946) translate (6.59970833333333cm 3.68476388888889cm)"><text:p/><draw:enhanced-geometry svg:viewBox="0 0 21600 21600" draw:mirror-horizontal="true" draw:text-areas="0 0 21600 21600" draw:mirror-vertical="false"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35" draw:text-style-name="P11" svg:width="0.101cm" svg:height="0.101cm" svg:x="7.301cm" svg:y="3.884cm"><text:p/></draw:circle></draw:g><draw:g draw:style-name="gr3"><draw:rect draw:style-name="gr36" draw:text-style-name="P11" svg:width="0.5cm" svg:height="0.502cm" svg:x="0.501cm" svg:y="0.783cm"><text:p/></draw:rect><draw:circle draw:style-name="gr37" draw:text-style-name="P11" svg:width="0.301cm" svg:height="0.301cm" svg:x="0.602cm" svg:y="0.884cm"><text:p/></draw:circle></draw:g><draw:g draw:style-name="gr3"><draw:rect draw:style-name="gr38" draw:text-style-name="P11" svg:width="0.5cm" svg:height="0.502cm" svg:x="0.501cm" svg:y="1.584cm"><text:p/></draw:rect><draw:circle draw:style-name="gr39" draw:text-style-name="P11" svg:width="0.301cm" svg:height="0.301cm" svg:x="0.602cm" svg:y="1.685cm"><text:p/></draw:circle></draw:g><draw:g draw:style-name="gr3"><draw:rect draw:style-name="gr40" draw:text-style-name="P11" svg:width="0.502cm" svg:height="0.502cm" svg:x="1.401cm" svg:y="1.184cm"><text:p/></draw:rect><draw:circle draw:style-name="gr41" draw:text-style-name="P11" svg:width="0.301cm" svg:height="0.301cm" svg:x="1.501cm" svg:y="1.284cm"><text:p/></draw:circle></draw:g><draw:g draw:style-name="gr3"><draw:circle draw:style-name="gr42" draw:text-style-name="P11" svg:width="0.301cm" svg:height="0.301cm" svg:x="6.502cm" svg:y="0.284cm"><text:p/></draw:circle><draw:circle draw:style-name="gr43" draw:text-style-name="P11" svg:width="0.301cm" svg:height="0.301cm" svg:x="6.001cm" svg:y="0.284cm"><text:p/></draw:circle><draw:circle draw:style-name="gr44" draw:text-style-name="P11" svg:width="0.301cm" svg:height="0.301cm" svg:x="5.502cm" svg:y="0.284cm"><text:p/></draw:circle><draw:circle draw:style-name="gr45" draw:text-style-name="P11" svg:width="0.301cm" svg:height="0.301cm" svg:x="5.001cm" svg:y="0.284cm"><text:p/></draw:circle><draw:circle draw:style-name="gr46" draw:text-style-name="P11" svg:width="0.301cm" svg:height="0.301cm" svg:x="4.502cm" svg:y="0.284cm"><text:p/></draw:circle><draw:circle draw:style-name="gr47" draw:text-style-name="P11" svg:width="0.301cm" svg:height="0.301cm" svg:x="4.001cm" svg:y="0.284cm"><text:p/></draw:circle><draw:circle draw:style-name="gr48" draw:text-style-name="P11" svg:width="0.301cm" svg:height="0.301cm" svg:x="3.502cm" svg:y="0.284cm"><text:p/></draw:circle><draw:circle draw:style-name="gr49" draw:text-style-name="P11" svg:width="0.301cm" svg:height="0.301cm" svg:x="3.001cm" svg:y="0.284cm"><text:p/></draw:circle></draw:g><draw:g draw:style-name="gr3"><draw:rect draw:style-name="gr50" draw:text-style-name="P11" svg:width="0.502cm" svg:height="0.502cm" svg:x="3.001cm" svg:y="0.884cm"><text:p/></draw:rect><draw:circle draw:style-name="gr51" draw:text-style-name="P11" svg:width="0.301cm" svg:height="0.301cm" svg:x="3.101cm" svg:y="0.984cm"><text:p/></draw:circle></draw:g><draw:g draw:style-name="gr3"><draw:rect draw:style-name="gr52" draw:text-style-name="P11" svg:width="0.502cm" svg:height="0.502cm" svg:x="6.301cm" svg:y="0.884cm"><text:p/></draw:rect><draw:circle draw:style-name="gr53" draw:text-style-name="P11" svg:width="0.301cm" svg:height="0.301cm" svg:x="6.401cm" svg:y="0.984cm"><text:p/></draw:circle></draw:g><draw:g draw:style-name="gr3"><draw:rect draw:style-name="gr54" draw:text-style-name="P11" svg:width="0.5cm" svg:height="0.502cm" svg:x="4.101cm" svg:y="0.884cm"><text:p/></draw:rect><draw:circle draw:style-name="gr55" draw:text-style-name="P11" svg:width="0.301cm" svg:height="0.301cm" svg:x="4.202cm" svg:y="0.984cm"><text:p/></draw:circle></draw:g><draw:g draw:style-name="gr3"><draw:rect draw:style-name="gr56" draw:text-style-name="P11" svg:width="0.5cm" svg:height="0.502cm" svg:x="5.202cm" svg:y="0.884cm"><text:p/></draw:rect><draw:circle draw:style-name="gr57" draw:text-style-name="P11" svg:width="0.301cm" svg:height="0.301cm" svg:x="5.301cm" svg:y="0.984cm"><text:p/></draw:circle></draw:g><draw:frame draw:style-name="gr58" draw:text-style-name="P13" svg:width="2.401cm" svg:height="0.502cm" svg:x="0.201cm" svg:y="0.184cm"><draw:text-box><text:p text:style-name="P12"><text:span text:style-name="T3">C8051F340</text:span></text:p></draw:text-box></draw:frame><draw:g draw:style-name="gr3"><draw:circle draw:style-name="gr59" draw:text-style-name="P11" svg:width="0.202cm" svg:height="0.202cm" svg:x="3.3cm" svg:y="3.484cm"><text:p/></draw:circle><draw:ellipse draw:style-name="gr60" draw:text-style-name="P11" svg:width="0.2cm" svg:height="0.202cm" svg:x="3.602cm" svg:y="3.484cm"><text:p/></draw:ellipse><draw:circle draw:style-name="gr61" draw:text-style-name="P11" svg:width="0.202cm" svg:height="0.202cm" svg:x="3.001cm" svg:y="3.484cm"><text:p/></draw:circle><draw:circle draw:style-name="gr62" draw:text-style-name="P11" svg:width="0.202cm" svg:height="0.202cm" svg:x="2.701cm" svg:y="3.484cm"><text:p/></draw:circle><draw:circle draw:style-name="gr63" draw:text-style-name="P11" svg:width="0.202cm" svg:height="0.202cm" svg:x="2.401cm" svg:y="3.484cm"><text:p/></draw:circle><draw:circle draw:style-name="gr64" draw:text-style-name="P11" svg:width="0.202cm" svg:height="0.202cm" svg:x="3.3cm" svg:y="3.784cm"><text:p/></draw:circle><draw:ellipse draw:style-name="gr65" draw:text-style-name="P11" svg:width="0.2cm" svg:height="0.202cm" svg:x="3.602cm" svg:y="3.784cm"><text:p/></draw:ellipse><draw:circle draw:style-name="gr66" draw:text-style-name="P11" svg:width="0.202cm" svg:height="0.202cm" svg:x="3.001cm" svg:y="3.784cm"><text:p/></draw:circle><draw:circle draw:style-name="gr67" draw:text-style-name="P11" svg:width="0.202cm" svg:height="0.202cm" svg:x="2.701cm" svg:y="3.784cm"><text:p/></draw:circle><draw:circle draw:style-name="gr68" draw:text-style-name="P11" svg:width="0.202cm" svg:height="0.202cm" svg:x="2.401cm" svg:y="3.784cm"><text:p/></draw:circle><draw:polyline draw:style-name="gr69" draw:text-style-name="P11" svg:width="1.599cm" svg:height="0.699cm" svg:x="2.301cm" svg:y="3.384cm" svg:viewBox="0 0 1600 700" draw:points="1000,0 1600,0 1600,700 0,700 0,0 600,0"><text:p/></draw:polyline></draw:g><draw:frame draw:style-name="gr70" draw:text-style-name="P15" svg:width="1.101cm" svg:height="0.498cm" svg:x="1.101cm" svg:y="1.591cm"><draw:text-box><text:p text:style-name="P14"><text:span text:style-name="T3">Reset</text:span></text:p></draw:text-box></draw:frame><draw:frame draw:style-name="gr71" draw:text-style-name="P13" svg:width="1.1cm" svg:height="0.498cm" svg:x="0.302cm" svg:y="1.191cm"><draw:text-box><text:p text:style-name="P12"><text:span text:style-name="T3">P2.0</text:span></text:p></draw:text-box></draw:frame><draw:frame draw:style-name="gr72" draw:text-style-name="P13" svg:width="1.1cm" svg:height="0.498cm" svg:x="0.302cm" svg:y="1.992cm"><draw:text-box><text:p text:style-name="P12"><text:span text:style-name="T3">P2.1</text:span></text:p></draw:text-box></draw:frame><draw:frame draw:style-name="gr73" draw:text-style-name="P13" svg:width="1.101cm" svg:height="0.498cm" svg:x="2.801cm" svg:y="1.291cm"><draw:text-box><text:p text:style-name="P12"><text:span text:style-name="T3">P0.0</text:span></text:p></draw:text-box></draw:frame><draw:frame draw:style-name="gr74" draw:text-style-name="P13" svg:width="1.1cm" svg:height="0.498cm" svg:x="3.902cm" svg:y="1.284cm"><draw:text-box><text:p text:style-name="P12"><text:span text:style-name="T3">P0.1</text:span></text:p></draw:text-box></draw:frame><draw:frame draw:style-name="gr75" draw:text-style-name="P13" svg:width="1.101cm" svg:height="0.498cm" svg:x="5.001cm" svg:y="1.284cm"><draw:text-box><text:p text:style-name="P12"><text:span text:style-name="T3">P0.2</text:span></text:p></draw:text-box></draw:frame><draw:frame draw:style-name="gr76" draw:text-style-name="P13" svg:width="1.1cm" svg:height="0.498cm" svg:x="6.102cm" svg:y="1.284cm"><draw:text-box><text:p text:style-name="P12"><text:span text:style-name="T3">P0.3</text:span></text:p></draw:text-box></draw:frame><draw:frame draw:style-name="gr77" draw:text-style-name="P13" svg:width="0.802cm" svg:height="0.498cm" svg:x="6.701cm" svg:y="0.191cm"><draw:text-box><text:p text:style-name="P12"><text:span text:style-name="T3">P1</text:span></text:p></draw:text-box></draw:frame><draw:frame draw:style-name="gr78" draw:text-style-name="P13" svg:width="0.8cm" svg:height="0.498cm" svg:x="5.101cm" svg:y="2.392cm"><draw:text-box><text:p text:style-name="P12"><text:span text:style-name="T3">P3</text:span></text:p></draw:text-box></draw:frame><draw:frame draw:style-name="gr79" draw:text-style-name="P13" svg:width="1.101cm" svg:height="0.498cm" svg:x="5.101cm" svg:y="3.992cm"><draw:text-box><text:p text:style-name="P12"><text:span text:style-name="T3">(P2.4)</text:span></text:p></draw:text-box></draw:frame><draw:frame draw:style-name="gr80" draw:text-style-name="P13" svg:width="1.101cm" svg:height="0.498cm" svg:x="6.301cm" svg:y="3.992cm"><draw:text-box><text:p text:style-name="P12"><text:span text:style-name="T3">(P2.5)</text:span></text:p></draw:text-box></draw:frame><draw:frame draw:style-name="gr81" draw:text-style-name="P13" svg:width="0.802cm" svg:height="0.498cm" svg:x="2.101cm" svg:y="3.992cm"><draw:text-box><text:p text:style-name="P12"><text:span text:style-name="T3">P4</text:span></text:p></draw:text-box></draw:frame></draw:g><draw:g text:anchor-type="paragraph" draw:z-index="1" draw:style-name="gr1"><draw:custom-shape draw:style-name="gr82" draw:text-style-name="P11" svg:width="8.002cm" svg:height="5cm" svg:x="9.003cm" svg:y="-0.247cm"><text:p/><draw:enhanced-geometry svg:viewBox="0 0 21600 21600"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83" draw:text-style-name="P11" svg:width="1.001cm" svg:height="1.301cm" svg:x="14.303cm" svg:y="2.752cm"><text:p/></draw:rect><draw:custom-shape draw:style-name="gr84" draw:text-style-name="P11" svg:width="0.2cm" svg:height="0.101cm" svg:x="14.704cm" svg:y="2.85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5" draw:text-style-name="P11" svg:width="0.202cm" svg:height="0.1cm" svg:x="14.503cm" svg:y="2.85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6" draw:text-style-name="P11" svg:width="0.2cm" svg:height="0.1cm" svg:x="14.704cm" svg:y="3.353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7" draw:text-style-name="P11" svg:width="0.202cm" svg:height="0.101cm" svg:x="14.503cm" svg:y="3.353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8" draw:text-style-name="P11" svg:width="0.202cm" svg:height="0.101cm" draw:transform="rotate (-1.57079632679579) translate (15.0036388888889cm 3.15206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89" draw:text-style-name="P11" svg:width="0.2cm" svg:height="0.101cm" draw:transform="rotate (1.5707963267946) translate (14.8995694444444cm 3.15206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0" draw:text-style-name="P11" svg:width="0.202cm" svg:height="0.101cm" draw:transform="rotate (-1.57079632679579) translate (14.5044583333333cm 3.15206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1" draw:text-style-name="P11" svg:width="0.2cm" svg:height="0.101cm" draw:transform="rotate (1.5707963267946) translate (14.4003888888889cm 3.15206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2" draw:text-style-name="P11" svg:width="0.2cm" svg:height="0.101cm" svg:x="14.704cm" svg:y="3.85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3" draw:text-style-name="P11" svg:width="0.202cm" svg:height="0.1cm" svg:x="14.503cm" svg:y="3.85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4" draw:text-style-name="P11" svg:width="0.2cm" svg:height="0.101cm" draw:transform="rotate (-1.57079632679579) translate (15.0036388888889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5" draw:text-style-name="P11" svg:width="0.202cm" svg:height="0.101cm" draw:transform="rotate (1.5707963267946) translate (14.8995694444444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6" draw:text-style-name="P11" svg:width="0.2cm" svg:height="0.101cm" draw:transform="rotate (-1.57079632679579) translate (14.5044583333333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97" draw:text-style-name="P11" svg:width="0.202cm" svg:height="0.101cm" draw:transform="rotate (1.5707963267946) translate (14.4003888888889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98" draw:text-style-name="P11" svg:width="0.101cm" svg:height="0.101cm" svg:x="15.102cm" svg:y="3.852cm"><text:p/></draw:circle></draw:g><draw:g draw:style-name="gr3"><draw:rect draw:style-name="gr99" draw:text-style-name="P11" svg:width="1.001cm" svg:height="1.301cm" svg:x="15.503cm" svg:y="2.752cm"><text:p/></draw:rect><draw:custom-shape draw:style-name="gr100" draw:text-style-name="P11" svg:width="0.2cm" svg:height="0.101cm" svg:x="15.903cm" svg:y="2.85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1" draw:text-style-name="P11" svg:width="0.2cm" svg:height="0.1cm" svg:x="15.702cm" svg:y="2.85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2" draw:text-style-name="P11" svg:width="0.2cm" svg:height="0.1cm" svg:x="15.903cm" svg:y="3.353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3" draw:text-style-name="P11" svg:width="0.2cm" svg:height="0.101cm" svg:x="15.702cm" svg:y="3.353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4" draw:text-style-name="P11" svg:width="0.202cm" svg:height="0.101cm" draw:transform="rotate (-1.57079632679579) translate (16.2030833333333cm 3.15206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5" draw:text-style-name="P11" svg:width="0.2cm" svg:height="0.1cm" draw:transform="rotate (1.5707963267946) translate (16.1025416666667cm 3.15206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6" draw:text-style-name="P11" svg:width="0.202cm" svg:height="0.101cm" draw:transform="rotate (-1.57079632679579) translate (15.7039027777778cm 3.15206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7" draw:text-style-name="P11" svg:width="0.2cm" svg:height="0.101cm" draw:transform="rotate (1.5707963267946) translate (15.6015972222222cm 3.15206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8" draw:text-style-name="P11" svg:width="0.2cm" svg:height="0.101cm" svg:x="15.903cm" svg:y="3.85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09" draw:text-style-name="P11" svg:width="0.2cm" svg:height="0.1cm" svg:x="15.702cm" svg:y="3.85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0" draw:text-style-name="P11" svg:width="0.2cm" svg:height="0.101cm" draw:transform="rotate (-1.57079632679579) translate (16.2030833333333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1" draw:text-style-name="P11" svg:width="0.202cm" svg:height="0.1cm" draw:transform="rotate (1.5707963267946) translate (16.1025416666667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2" draw:text-style-name="P11" svg:width="0.2cm" svg:height="0.101cm" draw:transform="rotate (-1.57079632679579) translate (15.7039027777778cm 3.65301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3" draw:text-style-name="P11" svg:width="0.202cm" svg:height="0.101cm" draw:transform="rotate (1.5707963267946) translate (15.6015972222222cm 3.65301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114" draw:text-style-name="P11" svg:width="0.1cm" svg:height="0.101cm" svg:x="16.304cm" svg:y="3.852cm"><text:p/></draw:ellipse></draw:g><draw:g draw:style-name="gr3"><draw:rect draw:style-name="gr115" draw:text-style-name="P11" svg:width="0.5cm" svg:height="0.502cm" svg:x="9.504cm" svg:y="0.751cm"><text:p/></draw:rect><draw:circle draw:style-name="gr116" draw:text-style-name="P11" svg:width="0.301cm" svg:height="0.301cm" svg:x="9.603cm" svg:y="0.852cm"><text:p/></draw:circle></draw:g><draw:g draw:style-name="gr3"><draw:rect draw:style-name="gr117" draw:text-style-name="P11" svg:width="0.5cm" svg:height="0.502cm" svg:x="9.504cm" svg:y="1.552cm"><text:p/></draw:rect><draw:circle draw:style-name="gr118" draw:text-style-name="P11" svg:width="0.301cm" svg:height="0.301cm" svg:x="9.603cm" svg:y="1.653cm"><text:p/></draw:circle></draw:g><draw:g draw:style-name="gr3"><draw:rect draw:style-name="gr119" draw:text-style-name="P11" svg:width="0.5cm" svg:height="0.502cm" svg:x="10.403cm" svg:y="1.152cm"><text:p/></draw:rect><draw:ellipse draw:style-name="gr120" draw:text-style-name="P11" svg:width="0.302cm" svg:height="0.301cm" svg:x="10.502cm" svg:y="1.252cm"><text:p/></draw:ellipse></draw:g><draw:g draw:style-name="gr3"><draw:circle draw:style-name="gr121" draw:text-style-name="P11" svg:width="0.301cm" svg:height="0.301cm" svg:x="15.503cm" svg:y="0.252cm"><text:p/></draw:circle><draw:circle draw:style-name="gr122" draw:text-style-name="P11" svg:width="0.301cm" svg:height="0.301cm" svg:x="15.004cm" svg:y="0.252cm"><text:p/></draw:circle><draw:circle draw:style-name="gr123" draw:text-style-name="P11" svg:width="0.301cm" svg:height="0.301cm" svg:x="14.503cm" svg:y="0.252cm"><text:p/></draw:circle><draw:circle draw:style-name="gr124" draw:text-style-name="P11" svg:width="0.301cm" svg:height="0.301cm" svg:x="14.003cm" svg:y="0.252cm"><text:p/></draw:circle><draw:circle draw:style-name="gr125" draw:text-style-name="P11" svg:width="0.301cm" svg:height="0.301cm" svg:x="13.503cm" svg:y="0.252cm"><text:p/></draw:circle><draw:circle draw:style-name="gr126" draw:text-style-name="P11" svg:width="0.301cm" svg:height="0.301cm" svg:x="13.003cm" svg:y="0.252cm"><text:p/></draw:circle><draw:circle draw:style-name="gr127" draw:text-style-name="P11" svg:width="0.301cm" svg:height="0.301cm" svg:x="12.502cm" svg:y="0.252cm"><text:p/></draw:circle><draw:circle draw:style-name="gr128" draw:text-style-name="P11" svg:width="0.301cm" svg:height="0.301cm" svg:x="12.003cm" svg:y="0.252cm"><text:p/></draw:circle></draw:g><draw:g draw:style-name="gr3"><draw:rect draw:style-name="gr129" draw:text-style-name="P11" svg:width="0.5cm" svg:height="0.502cm" svg:x="12.003cm" svg:y="0.852cm"><text:p/></draw:rect><draw:circle draw:style-name="gr130" draw:text-style-name="P11" svg:width="0.301cm" svg:height="0.301cm" svg:x="12.104cm" svg:y="0.952cm"><text:p/></draw:circle></draw:g><draw:g draw:style-name="gr3"><draw:rect draw:style-name="gr131" draw:text-style-name="P11" svg:width="0.5cm" svg:height="0.502cm" svg:x="15.303cm" svg:y="0.852cm"><text:p/></draw:rect><draw:ellipse draw:style-name="gr132" draw:text-style-name="P11" svg:width="0.302cm" svg:height="0.301cm" svg:x="15.402cm" svg:y="0.952cm"><text:p/></draw:ellipse></draw:g><draw:g draw:style-name="gr3"><draw:rect draw:style-name="gr133" draw:text-style-name="P11" svg:width="0.502cm" svg:height="0.502cm" svg:x="13.102cm" svg:y="0.852cm"><text:p/></draw:rect><draw:circle draw:style-name="gr134" draw:text-style-name="P11" svg:width="0.301cm" svg:height="0.301cm" svg:x="13.203cm" svg:y="0.952cm"><text:p/></draw:circle></draw:g><draw:g draw:style-name="gr3"><draw:rect draw:style-name="gr135" draw:text-style-name="P11" svg:width="0.502cm" svg:height="0.502cm" svg:x="14.203cm" svg:y="0.852cm"><text:p/></draw:rect><draw:circle draw:style-name="gr136" draw:text-style-name="P11" svg:width="0.301cm" svg:height="0.301cm" svg:x="14.303cm" svg:y="0.952cm"><text:p/></draw:circle></draw:g><draw:frame draw:style-name="gr137" draw:text-style-name="P13" svg:width="2.401cm" svg:height="0.502cm" svg:x="9.202cm" svg:y="0.152cm"><draw:text-box><text:p text:style-name="P12"><text:span text:style-name="T3">C8051F340</text:span></text:p></draw:text-box></draw:frame><draw:g draw:style-name="gr3"><draw:ellipse draw:style-name="gr138" draw:text-style-name="P11" svg:width="0.2cm" svg:height="0.202cm" svg:x="12.303cm" svg:y="3.452cm"><text:p/></draw:ellipse><draw:ellipse draw:style-name="gr139" draw:text-style-name="P11" svg:width="0.2cm" svg:height="0.202cm" svg:x="12.603cm" svg:y="3.452cm"><text:p/></draw:ellipse><draw:ellipse draw:style-name="gr140" draw:text-style-name="P11" svg:width="0.2cm" svg:height="0.202cm" svg:x="12.003cm" svg:y="3.452cm"><text:p/></draw:ellipse><draw:ellipse draw:style-name="gr141" draw:text-style-name="P11" svg:width="0.2cm" svg:height="0.202cm" svg:x="11.703cm" svg:y="3.452cm"><text:p/></draw:ellipse><draw:ellipse draw:style-name="gr142" draw:text-style-name="P11" svg:width="0.2cm" svg:height="0.202cm" svg:x="11.404cm" svg:y="3.452cm"><text:p/></draw:ellipse><draw:ellipse draw:style-name="gr143" draw:text-style-name="P11" svg:width="0.2cm" svg:height="0.202cm" svg:x="12.303cm" svg:y="3.752cm"><text:p/></draw:ellipse><draw:ellipse draw:style-name="gr144" draw:text-style-name="P11" svg:width="0.2cm" svg:height="0.202cm" svg:x="12.603cm" svg:y="3.752cm"><text:p/></draw:ellipse><draw:ellipse draw:style-name="gr145" draw:text-style-name="P11" svg:width="0.2cm" svg:height="0.202cm" svg:x="12.003cm" svg:y="3.752cm"><text:p/></draw:ellipse><draw:ellipse draw:style-name="gr146" draw:text-style-name="P11" svg:width="0.2cm" svg:height="0.202cm" svg:x="11.703cm" svg:y="3.752cm"><text:p/></draw:ellipse><draw:ellipse draw:style-name="gr147" draw:text-style-name="P11" svg:width="0.2cm" svg:height="0.202cm" svg:x="11.404cm" svg:y="3.752cm"><text:p/></draw:ellipse><draw:polyline draw:style-name="gr148" draw:text-style-name="P11" svg:width="1.599cm" svg:height="0.699cm" svg:x="11.303cm" svg:y="3.352cm" svg:viewBox="0 0 1600 700" draw:points="1000,0 1600,0 1600,700 0,700 0,0 600,0"><text:p/></draw:polyline></draw:g><draw:frame draw:style-name="gr149" draw:text-style-name="P15" svg:width="1.1cm" svg:height="0.498cm" svg:x="10.104cm" svg:y="1.552cm"><draw:text-box><text:p text:style-name="P14"><text:span text:style-name="T3">Reset</text:span></text:p></draw:text-box></draw:frame><draw:frame draw:style-name="gr150" draw:text-style-name="P15" svg:width="1.601cm" svg:height="0.743cm" svg:x="11.502cm" svg:y="1.252cm"><draw:text-box><text:p text:style-name="P14"><text:span text:style-name="T3">Vorheriger</text:span></text:p><text:p text:style-name="P14"><text:span text:style-name="T3">Raum</text:span></text:p></draw:text-box></draw:frame><draw:frame draw:style-name="gr151" draw:text-style-name="P13" svg:width="0.8cm" svg:height="0.498cm" svg:x="15.704cm" svg:y="0.159cm"><draw:text-box><text:p text:style-name="P12"><text:span text:style-name="T3">P1</text:span></text:p></draw:text-box></draw:frame><draw:frame draw:style-name="gr152" draw:text-style-name="P13" svg:width="1.902cm" svg:height="0.498cm" svg:x="14.102cm" svg:y="2.353cm"><draw:text-box><text:p text:style-name="P12"><text:span text:style-name="T3">Raumanzeige</text:span></text:p></draw:text-box></draw:frame><draw:frame draw:style-name="gr153" draw:text-style-name="P13" svg:width="1.8cm" svg:height="0.743cm" svg:x="11.104cm" svg:y="3.953cm"><draw:text-box><text:p text:style-name="P12"><text:span text:style-name="T3">Ansteuerung Rolladen</text:span></text:p></draw:text-box></draw:frame><draw:frame draw:style-name="gr154" draw:text-style-name="P15" svg:width="1.401cm" svg:height="0.743cm" svg:x="14.903cm" svg:y="1.252cm"><draw:text-box><text:p text:style-name="P14"><text:span text:style-name="T3">Nächster</text:span></text:p><text:p text:style-name="P14"><text:span text:style-name="T3">Raum</text:span></text:p></draw:text-box></draw:frame><draw:frame draw:style-name="gr155" draw:text-style-name="P15" svg:width="1.601cm" svg:height="0.743cm" svg:x="12.603cm" svg:y="1.252cm"><draw:text-box><text:p text:style-name="P14"><text:span text:style-name="T3">Licht</text:span></text:p><text:p text:style-name="P14"><text:span text:style-name="T3">An/Aus</text:span></text:p></draw:text-box></draw:frame><draw:frame draw:style-name="gr156" draw:text-style-name="P15" svg:width="2.001cm" svg:height="0.498cm" svg:x="8.703cm" svg:y="1.152cm"><draw:text-box><text:p text:style-name="P14"><text:span text:style-name="T3">Rolladen Auf</text:span></text:p></draw:text-box></draw:frame><draw:frame draw:style-name="gr157" draw:text-style-name="P15" svg:width="2.001cm" svg:height="0.498cm" svg:x="8.703cm" svg:y="1.96cm"><draw:text-box><text:p text:style-name="P14"><text:span text:style-name="T3">Rolladen Zu</text:span></text:p></draw:text-box></draw:frame></draw:g></text:p>
      <text:p text:style-name="Text_20_body"/>
      <text:p text:style-name="Text_20_body"/>
      <text:p text:style-name="Text_20_body"/>
      <text:p text:style-name="Text_20_body"/>
      <text:p text:style-name="Text_20_body"/>
      <text:p text:style-name="Text_20_body"><text:soft-page-break/></text:p>
      <text:p text:style-name="Text_20_body">Nun kann der Mikrocontroller gestartet werden. Mit den Tastern auf P0.0 und P0.3 kann der Raum für das Licht ausgewählt werden, also einen Raum zurück oder einen Raum nach vorne gesprungen werden. Der aktuelle Raum wird auf der Sieben-Segment-Anzeige ausgegeben. Wenn der Rollladenmotor korrekt angeschlossen wurde ist es auch möglich mit den Tastern auf P2.0 und P2.1 den Rollladen herauf oder herunter zu fahren. Es ist möglich den Taster gedrückt zu halten oder kurz anzutippen um den Rollladen bis zum Anschlag automatisch bewegen zu lassen. Mit einem erneuten Tastendruck kann der Rollladen wieder gestoppt werden. Zu beachten ist dass während des Vorgangs die anderen Funktionen nicht mehr zur Verfügung stehen. </text:p>
      <text:p text:style-name="Text_20_body"/>
      <text:p text:style-name="Text_20_body"><draw:g text:anchor-type="paragraph" draw:z-index="3" draw:style-name="gr1"><draw:custom-shape draw:style-name="gr199" draw:text-style-name="P11" svg:width="8.002cm" svg:height="5cm" svg:x="4.2cm" svg:y="-0.279cm"><text:p/><draw:enhanced-geometry svg:viewBox="0 0 21600 21600" draw:path-stretchpoint-x="10800" draw:path-stretchpoint-y="10800" draw:text-areas="?f3 ?f4 ?f5 ?f6" draw:type="round-rectangle" draw:modifiers="894.0611877624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rect draw:style-name="gr200" draw:text-style-name="P11" svg:width="1.001cm" svg:height="1.301cm" svg:x="9.5cm" svg:y="2.72cm"><text:p/></draw:rect><draw:custom-shape draw:style-name="gr201" draw:text-style-name="P11" svg:width="0.2cm" svg:height="0.101cm" svg:x="9.901cm" svg:y="2.8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02" draw:text-style-name="P11" svg:width="0.202cm" svg:height="0.1cm" svg:x="9.7cm" svg:y="2.8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03" draw:text-style-name="P11" svg:width="0.2cm" svg:height="0.1cm" svg:x="9.901cm" svg:y="3.32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04" draw:text-style-name="P11" svg:width="0.202cm" svg:height="0.101cm" svg:x="9.7cm" svg:y="3.32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05" draw:text-style-name="P11" svg:width="0.202cm" svg:height="0.101cm" draw:transform="rotate (-1.57079632679579) translate (10.2005694444444cm 3.12031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06" draw:text-style-name="P11" svg:width="0.2cm" svg:height="0.101cm" draw:transform="rotate (1.5707963267946) translate (10.0965cm 3.12031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07" draw:text-style-name="P11" svg:width="0.202cm" svg:height="0.101cm" draw:transform="rotate (-1.57079632679579) translate (9.70138888888889cm 3.12031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08" draw:text-style-name="P11" svg:width="0.2cm" svg:height="0.101cm" draw:transform="rotate (1.5707963267946) translate (9.59731944444444cm 3.12031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09" draw:text-style-name="P11" svg:width="0.2cm" svg:height="0.101cm" svg:x="9.901cm" svg:y="3.8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0" draw:text-style-name="P11" svg:width="0.202cm" svg:height="0.1cm" svg:x="9.7cm" svg:y="3.8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1" draw:text-style-name="P11" svg:width="0.2cm" svg:height="0.101cm" draw:transform="rotate (-1.57079632679579) translate (10.2005694444444cm 3.62126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2" draw:text-style-name="P11" svg:width="0.202cm" svg:height="0.101cm" draw:transform="rotate (1.5707963267946) translate (10.0965cm 3.62126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3" draw:text-style-name="P11" svg:width="0.2cm" svg:height="0.101cm" draw:transform="rotate (-1.57079632679579) translate (9.70138888888889cm 3.62126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4" draw:text-style-name="P11" svg:width="0.202cm" svg:height="0.101cm" draw:transform="rotate (1.5707963267946) translate (9.59731944444444cm 3.62126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ircle draw:style-name="gr215" draw:text-style-name="P11" svg:width="0.101cm" svg:height="0.101cm" svg:x="10.299cm" svg:y="3.82cm"><text:p/></draw:circle></draw:g><draw:g draw:style-name="gr3"><draw:rect draw:style-name="gr216" draw:text-style-name="P11" svg:width="1.001cm" svg:height="1.301cm" svg:x="10.7cm" svg:y="2.72cm"><text:p/></draw:rect><draw:custom-shape draw:style-name="gr217" draw:text-style-name="P11" svg:width="0.2cm" svg:height="0.101cm" svg:x="11.1cm" svg:y="2.8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8" draw:text-style-name="P11" svg:width="0.2cm" svg:height="0.1cm" svg:x="10.899cm" svg:y="2.8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19" draw:text-style-name="P11" svg:width="0.2cm" svg:height="0.1cm" svg:x="11.1cm" svg:y="3.321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0" draw:text-style-name="P11" svg:width="0.2cm" svg:height="0.101cm" svg:x="10.899cm" svg:y="3.321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1" draw:text-style-name="P11" svg:width="0.202cm" svg:height="0.101cm" draw:transform="rotate (-1.57079632679579) translate (11.4010138888889cm 3.12031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2" draw:text-style-name="P11" svg:width="0.2cm" svg:height="0.1cm" draw:transform="rotate (1.5707963267946) translate (11.3004722222222cm 3.12031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3" draw:text-style-name="P11" svg:width="0.202cm" svg:height="0.101cm" draw:transform="rotate (-1.57079632679579) translate (10.9008333333333cm 3.12031944444444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4" draw:text-style-name="P11" svg:width="0.2cm" svg:height="0.101cm" draw:transform="rotate (1.5707963267946) translate (10.7985277777778cm 3.12031944444444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5" draw:text-style-name="P11" svg:width="0.2cm" svg:height="0.101cm" svg:x="11.1cm" svg:y="3.82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6" draw:text-style-name="P11" svg:width="0.2cm" svg:height="0.1cm" svg:x="10.899cm" svg:y="3.822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7" draw:text-style-name="P11" svg:width="0.2cm" svg:height="0.101cm" draw:transform="rotate (-1.57079632679579) translate (11.4010138888889cm 3.62126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8" draw:text-style-name="P11" svg:width="0.202cm" svg:height="0.1cm" draw:transform="rotate (1.5707963267946) translate (11.3004722222222cm 3.62126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29" draw:text-style-name="P11" svg:width="0.2cm" svg:height="0.101cm" draw:transform="rotate (-1.57079632679579) translate (10.9008333333333cm 3.6212638888888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230" draw:text-style-name="P11" svg:width="0.202cm" svg:height="0.101cm" draw:transform="rotate (1.5707963267946) translate (10.7985277777778cm 3.62126388888889cm)"><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draw:style-name="gr231" draw:text-style-name="P11" svg:width="0.1cm" svg:height="0.101cm" svg:x="11.501cm" svg:y="3.82cm"><text:p/></draw:ellipse></draw:g><draw:g draw:style-name="gr3"><draw:rect draw:style-name="gr232" draw:text-style-name="P11" svg:width="0.5cm" svg:height="0.502cm" svg:x="4.701cm" svg:y="0.719cm"><text:p/></draw:rect><draw:circle draw:style-name="gr233" draw:text-style-name="P11" svg:width="0.301cm" svg:height="0.301cm" svg:x="4.8cm" svg:y="0.82cm"><text:p/></draw:circle></draw:g><draw:g draw:style-name="gr3"><draw:rect draw:style-name="gr234" draw:text-style-name="P11" svg:width="0.5cm" svg:height="0.502cm" svg:x="4.701cm" svg:y="1.52cm"><text:p/></draw:rect><draw:circle draw:style-name="gr235" draw:text-style-name="P11" svg:width="0.301cm" svg:height="0.301cm" svg:x="4.8cm" svg:y="1.621cm"><text:p/></draw:circle></draw:g><draw:g draw:style-name="gr3"><draw:rect draw:style-name="gr236" draw:text-style-name="P11" svg:width="0.5cm" svg:height="0.502cm" svg:x="5.6cm" svg:y="1.12cm"><text:p/></draw:rect><draw:ellipse draw:style-name="gr237" draw:text-style-name="P11" svg:width="0.302cm" svg:height="0.301cm" svg:x="5.699cm" svg:y="1.22cm"><text:p/></draw:ellipse></draw:g><draw:g draw:style-name="gr3"><draw:circle draw:style-name="gr238" draw:text-style-name="P11" svg:width="0.301cm" svg:height="0.301cm" svg:x="10.7cm" svg:y="0.22cm"><text:p/></draw:circle><draw:circle draw:style-name="gr239" draw:text-style-name="P11" svg:width="0.301cm" svg:height="0.301cm" svg:x="10.201cm" svg:y="0.22cm"><text:p/></draw:circle><draw:circle draw:style-name="gr240" draw:text-style-name="P11" svg:width="0.301cm" svg:height="0.301cm" svg:x="9.7cm" svg:y="0.22cm"><text:p/></draw:circle><draw:circle draw:style-name="gr241" draw:text-style-name="P11" svg:width="0.301cm" svg:height="0.301cm" svg:x="9.2cm" svg:y="0.22cm"><text:p/></draw:circle><draw:circle draw:style-name="gr242" draw:text-style-name="P11" svg:width="0.301cm" svg:height="0.301cm" svg:x="8.7cm" svg:y="0.22cm"><text:p/></draw:circle><draw:circle draw:style-name="gr243" draw:text-style-name="P11" svg:width="0.301cm" svg:height="0.301cm" svg:x="8.2cm" svg:y="0.22cm"><text:p/></draw:circle><draw:circle draw:style-name="gr244" draw:text-style-name="P11" svg:width="0.301cm" svg:height="0.301cm" svg:x="7.699cm" svg:y="0.22cm"><text:p/></draw:circle><draw:circle draw:style-name="gr245" draw:text-style-name="P11" svg:width="0.301cm" svg:height="0.301cm" svg:x="7.2cm" svg:y="0.22cm"><text:p/></draw:circle></draw:g><draw:g draw:style-name="gr3"><draw:rect draw:style-name="gr246" draw:text-style-name="P11" svg:width="0.5cm" svg:height="0.502cm" svg:x="7.2cm" svg:y="0.82cm"><text:p/></draw:rect><draw:circle draw:style-name="gr247" draw:text-style-name="P11" svg:width="0.301cm" svg:height="0.301cm" svg:x="7.301cm" svg:y="0.92cm"><text:p/></draw:circle></draw:g><draw:g draw:style-name="gr3"><draw:rect draw:style-name="gr248" draw:text-style-name="P11" svg:width="0.5cm" svg:height="0.502cm" svg:x="10.5cm" svg:y="0.82cm"><text:p/></draw:rect><draw:ellipse draw:style-name="gr249" draw:text-style-name="P11" svg:width="0.302cm" svg:height="0.301cm" svg:x="10.599cm" svg:y="0.92cm"><text:p/></draw:ellipse></draw:g><draw:g draw:style-name="gr3"><draw:rect draw:style-name="gr250" draw:text-style-name="P11" svg:width="0.502cm" svg:height="0.502cm" svg:x="8.299cm" svg:y="0.82cm"><text:p/></draw:rect><draw:circle draw:style-name="gr251" draw:text-style-name="P11" svg:width="0.301cm" svg:height="0.301cm" svg:x="8.4cm" svg:y="0.92cm"><text:p/></draw:circle></draw:g><draw:g draw:style-name="gr3"><draw:rect draw:style-name="gr252" draw:text-style-name="P11" svg:width="0.502cm" svg:height="0.502cm" svg:x="9.4cm" svg:y="0.82cm"><text:p/></draw:rect><draw:circle draw:style-name="gr253" draw:text-style-name="P11" svg:width="0.301cm" svg:height="0.301cm" svg:x="9.5cm" svg:y="0.92cm"><text:p/></draw:circle></draw:g><draw:frame draw:style-name="gr254" draw:text-style-name="P13" svg:width="2.401cm" svg:height="0.502cm" svg:x="4.399cm" svg:y="0.12cm"><draw:text-box><text:p text:style-name="P12"><text:span text:style-name="T3">C8051F340</text:span></text:p></draw:text-box></draw:frame><draw:g draw:style-name="gr3"><draw:ellipse draw:style-name="gr255" draw:text-style-name="P11" svg:width="0.2cm" svg:height="0.202cm" svg:x="7.5cm" svg:y="3.42cm"><text:p/></draw:ellipse><draw:ellipse draw:style-name="gr256" draw:text-style-name="P11" svg:width="0.2cm" svg:height="0.202cm" svg:x="7.8cm" svg:y="3.42cm"><text:p/></draw:ellipse><draw:ellipse draw:style-name="gr257" draw:text-style-name="P11" svg:width="0.2cm" svg:height="0.202cm" svg:x="7.2cm" svg:y="3.42cm"><text:p/></draw:ellipse><draw:ellipse draw:style-name="gr258" draw:text-style-name="P11" svg:width="0.2cm" svg:height="0.202cm" svg:x="6.9cm" svg:y="3.42cm"><text:p/></draw:ellipse><draw:ellipse draw:style-name="gr259" draw:text-style-name="P11" svg:width="0.2cm" svg:height="0.202cm" svg:x="6.601cm" svg:y="3.42cm"><text:p/></draw:ellipse><draw:ellipse draw:style-name="gr260" draw:text-style-name="P11" svg:width="0.2cm" svg:height="0.202cm" svg:x="7.5cm" svg:y="3.72cm"><text:p/></draw:ellipse><draw:ellipse draw:style-name="gr261" draw:text-style-name="P11" svg:width="0.2cm" svg:height="0.202cm" svg:x="7.8cm" svg:y="3.72cm"><text:p/></draw:ellipse><draw:ellipse draw:style-name="gr262" draw:text-style-name="P11" svg:width="0.2cm" svg:height="0.202cm" svg:x="7.2cm" svg:y="3.72cm"><text:p/></draw:ellipse><draw:ellipse draw:style-name="gr263" draw:text-style-name="P11" svg:width="0.2cm" svg:height="0.202cm" svg:x="6.9cm" svg:y="3.72cm"><text:p/></draw:ellipse><draw:ellipse draw:style-name="gr264" draw:text-style-name="P11" svg:width="0.2cm" svg:height="0.202cm" svg:x="6.601cm" svg:y="3.72cm"><text:p/></draw:ellipse><draw:polyline draw:style-name="gr265" draw:text-style-name="P11" svg:width="1.599cm" svg:height="0.699cm" svg:x="6.5cm" svg:y="3.321cm" svg:viewBox="0 0 1600 700" draw:points="1000,0 1600,0 1600,700 0,700 0,0 600,0"><text:p/></draw:polyline></draw:g><draw:frame draw:style-name="gr266" draw:text-style-name="P15" svg:width="1.1cm" svg:height="0.498cm" svg:x="5.301cm" svg:y="1.52cm"><draw:text-box><text:p text:style-name="P14"><text:span text:style-name="T3">Reset</text:span></text:p></draw:text-box></draw:frame><draw:frame draw:style-name="gr267" draw:text-style-name="P15" svg:width="1.601cm" svg:height="0.743cm" svg:x="6.699cm" svg:y="1.22cm"><draw:text-box><text:p text:style-name="P14"><text:span text:style-name="T3">Vorheriger</text:span></text:p><text:p text:style-name="P14"><text:span text:style-name="T3">Raum</text:span></text:p></draw:text-box></draw:frame><draw:frame draw:style-name="gr268" draw:text-style-name="P13" svg:width="0.8cm" svg:height="0.498cm" svg:x="10.901cm" svg:y="0.127cm"><draw:text-box><text:p text:style-name="P12"><text:span text:style-name="T3">P1</text:span></text:p></draw:text-box></draw:frame><draw:frame draw:style-name="gr269" draw:text-style-name="P13" svg:width="1.902cm" svg:height="0.498cm" svg:x="9.299cm" svg:y="2.321cm"><draw:text-box><text:p text:style-name="P12"><text:span text:style-name="T3">Raumanzeige</text:span></text:p></draw:text-box></draw:frame><draw:frame draw:style-name="gr270" draw:text-style-name="P13" svg:width="1.8cm" svg:height="0.743cm" svg:x="6.301cm" svg:y="3.921cm"><draw:text-box><text:p text:style-name="P12"><text:span text:style-name="T3">Ansteuerung Rolladen</text:span></text:p></draw:text-box></draw:frame><draw:frame draw:style-name="gr271" draw:text-style-name="P15" svg:width="1.401cm" svg:height="0.743cm" svg:x="10.1cm" svg:y="1.22cm"><draw:text-box><text:p text:style-name="P14"><text:span text:style-name="T3">Nächster</text:span></text:p><text:p text:style-name="P14"><text:span text:style-name="T3">Raum</text:span></text:p></draw:text-box></draw:frame><draw:frame draw:style-name="gr272" draw:text-style-name="P15" svg:width="1.601cm" svg:height="0.743cm" svg:x="7.8cm" svg:y="1.22cm"><draw:text-box><text:p text:style-name="P14"><text:span text:style-name="T3">Licht</text:span></text:p><text:p text:style-name="P14"><text:span text:style-name="T3">An/Aus</text:span></text:p></draw:text-box></draw:frame><draw:frame draw:style-name="gr273" draw:text-style-name="P15" svg:width="2.001cm" svg:height="0.498cm" svg:x="3.9cm" svg:y="1.12cm"><draw:text-box><text:p text:style-name="P14"><text:span text:style-name="T3">Rolladen Auf</text:span></text:p></draw:text-box></draw:frame><draw:frame draw:style-name="gr274" draw:text-style-name="P15" svg:width="2.001cm" svg:height="0.498cm" svg:x="3.9cm" svg:y="1.928cm"><draw:text-box><text:p text:style-name="P14"><text:span text:style-name="T3">Rolladen Zu</text:span></text:p></draw:text-box></draw:frame></draw:g></text:p>
      <text:p text:style-name="Text_20_body"/>
      <text:p text:style-name="Text_20_body"/>
      <text:p text:style-name="Text_20_body"/>
      <text:p text:style-name="Text_20_body"/>
      <text:p text:style-name="Text_20_body"/>
      <text:p text:style-name="Text_20_body"/>
      <text:h text:style-name="P4" text:outline-level="2">Programmcode</text:h>
      <text:p text:style-name="Text_20_body">Der Programmcode ist Open-Souce und Kann auf <text:a xlink:type="simple" xlink:href="https://github.com/Der-Zauberer/LichtprojektHGS" text:style-name="Internet_20_link" text:visited-style-name="Visited_20_Internet_20_Link">GitHub</text:a> gefunden werden. Zum editieren des Programmcodes <text:a xlink:type="simple" xlink:href="https://github.com/Der-Zauberer/LichtprojektHGS/blob/main/main.c" text:style-name="Internet_20_link" text:visited-style-name="Visited_20_Internet_20_Link">main.c</text:a> wird die Entwicklungsumgebung Ride7 oder VisualStudio-Code empfohlen, zum kompilieren ist ein C8051 Compiler notwendig. Außerdem ist zu beachten, dass die Dateien <text:a xlink:type="simple" xlink:href="https://github.com/Der-Zauberer/LichtprojektHGS/blob/main/Einstellungen.h" text:style-name="Internet_20_link" text:visited-style-name="Visited_20_Internet_20_Link">Einstellungen.h</text:a> und <text:a xlink:type="simple" xlink:href="https://github.com/Der-Zauberer/LichtprojektHGS/blob/main/C_8051F340.h" text:style-name="Internet_20_link" text:visited-style-name="Visited_20_Internet_20_Link">C_8051F340.h</text:a> vorhanden sein müssen.</text:p>
      <table:table table:name="Tabelle3" table:style-name="Tabelle3">
        <table:table-column table:style-name="Tabelle3.A"/>
        <table:table-row>
          <table:table-cell table:style-name="Tabelle3.A1" office:value-type="string">
            <text:p text:style-name="P6">Variablen und Konstanen</text:p>
          </table:table-cell>
        </table:table-row>
        <table:table-row>
          <table:table-cell table:style-name="Tabelle3.A2" office:value-type="string">
            <text:p text:style-name="P10">//Status des Lichtes fuer jeden Raum</text:p>
            <text:p text:style-name="P10">//0=Aus; 1=An</text:p>
            <text:p text:style-name="P9">char lightStatus[] = {0, 0, 0, 0, 0, 0, 0, 0};</text:p>
            <text:p text:style-name="P9"/>
            <text:p text:style-name="P10">//Status des Rolladens</text:p>
            <text:p text:style-name="P9">int shutterStatus = 0;</text:p>
            <text:p text:style-name="P9"/>
            <text:p text:style-name="Preformatted_20_Text"><text:span text:style-name="T2">//Zaehlt von 0 bis 7 fuer den Index von engine[]</text:span></text:p>
            <text:p text:style-name="P9">char shutterIndex = 0;</text:p>
            <text:p text:style-name="P9"/>
            <text:p text:style-name="P10">//Enthaelt die Zustände für den Schrittmotor</text:p>
            <text:p text:style-name="P9">unsigned char engine[] = {0b00000001, 0b00000011, 0b00000010, 0b00000110 ,0b00000100, 0b00001100, 0b00001000, 0b00001001};</text:p>
            <text:p text:style-name="P9"/>
            <text:p text:style-name="P9">char SHUTTER_STATUS_MIN = 0;</text:p>
            <text:p text:style-name="P9">int SHUTTER_STATUS_MAX = 2048;</text:p>
            <text:p text:style-name="P9"/>
            <text:p text:style-name="P10">//Status der automatischen Steuerung</text:p>
            <text:p text:style-name="P10">//0=Aus; 1=An</text:p>
            <text:p text:style-name="P9">char autoStatus = 0;</text:p>
            <text:p text:style-name="P9"/>
            <text:p text:style-name="P10">//Enthält die Zustaende für die Sieben-Segment-Anzeige</text:p>
            <text:p text:style-name="P9">unsigned char segmentDigit[] = {0b00111111, 0b00000110, 0b01011011, 0b01001111, 0b01100110, 0b01101101, 0b01111101, 0b00000111, 0b01111111, 0b01101111};</text:p>
            <text:p text:style-name="P9"/>
            <text:p text:style-name="P10">//Zeigt auf welchen Raum gerade Zugegriffen wird</text:p>
            <text:p text:style-name="P10">//Es gibt Raum 0 bis 8</text:p>
            <text:p text:style-name="P9">char room = 0;</text:p>
          </table:table-cell>
        </table:table-row>
      </table:table>
      <text:p text:style-name="Standard"/>
      <table:table table:name="Tabelle4" table:style-name="Tabelle4">
        <table:table-column table:style-name="Tabelle4.A"/>
        <table:table-row>
          <table:table-cell table:style-name="Tabelle4.A1" office:value-type="string">
            <text:p text:style-name="P6">Funktionen</text:p>
          </table:table-cell>
        </table:table-row>
        <table:table-row>
          <table:table-cell table:style-name="Tabelle4.A2" office:value-type="string">
            <text:p text:style-name="P10">//Aktualisiert die LED Anzeige fuer die Lichter</text:p>
            <text:p text:style-name="P9">void updateLights()</text:p>
            <text:p text:style-name="P9"/>
            <text:p text:style-name="P10">//Aktualisiert die 7-Segment Anzeige</text:p>
            <text:p text:style-name="P9">void updateDisplay()</text:p>
            <text:p text:style-name="P9"/>
            <text:p text:style-name="P10">//Initialisiert alle Timer und Interrupts und startet Timer0</text:p>
            <text:p text:style-name="P9">void initialize()</text:p>
            <text:p text:style-name="P9"/>
            <text:p text:style-name="P10">//Wartet 500 Mycrosekunden</text:p>
            <text:p text:style-name="P9">void wait500Mycros()</text:p>
            <text:p text:style-name="P9"/>
            <text:p text:style-name="P10">//Wartet 500 Millisekunden</text:p>
            <text:p text:style-name="P9">void wait500Millis()</text:p>
            <text:p text:style-name="P9"/>
            <text:p text:style-name="P10">//Ueperbrueft ob ein weiterer Raum zur Verfuegung steht, wechselt auf den</text:p>
            <text:p text:style-name="P10">//Raum und laed die Raumeigenschaften fuer die physische Ausgabe</text:p>
            <text:p text:style-name="P9">void incrementRoom()</text:p>
            <text:p text:style-name="P9"/>
            <text:p text:style-name="P10">//Ueperbrueft ob ein weiterer Raum zur Verfuegung steht, wechselt auf den</text:p>
            <text:p text:style-name="P10">//Raum und laed die Raumeigenschaften fuer die physische Ausgabe</text:p>
            <text:p text:style-name="P9">void decrementRoom()</text:p>
            <text:p text:style-name="P9"/>
            <text:p text:style-name="P10">//Setzt das Licht auf den gewuenschten Status</text:p>
            <text:p text:style-name="P10">//status: 0=Zu; 1=Auf; 2=Invertieren</text:p>
            <text:p text:style-name="P10">//room: Der Raum fuer den das Licht gesetzt werden soll</text:p>
            <text:p text:style-name="P9">void setLight(char status, char room)</text:p>
            <text:p text:style-name="P9"/>
            <text:p text:style-name="P10">//Bewegt den Schrittmotor um einen Schritt</text:p>
            <text:p text:style-name="P10">//up: 0=Herunter; 1=Hoch</text:p>
            <text:p text:style-name="P10">//return: Gibt an, ob sich der Motor weiter bewegen lässt 0=Nein; 1=Ja</text:p>
            <text:p text:style-name="P9">int stepShutter(char up)</text:p>
            <text:p text:style-name="P9"/>
            <text:p text:style-name="P10">//Bewegt den Schrittmotor auf die gewuenschte Position</text:p>
            <text:p text:style-name="P10">//up: 0=Herunter; 1=Hoch</text:p>
            <text:p text:style-name="P9">void moveShutter(char up)</text:p>
            <text:p text:style-name="P9"/>
            <text:p text:style-name="P10">//Main-Funktion fuer die Ueberpruefung der Taster</text:p>
            <text:p text:style-name="P9">void main()</text:p>
          </table:table-cell>
        </table:table-row>
      </table:table>
      <text:p text:style-name="Standard"/>
      <text:h text:style-name="P4" text:outline-level="2">Arbeitsablauf</text:h>
      <table:table table:name="Tabelle5" table:style-name="Tabelle5">
        <table:table-column table:style-name="Tabelle5.A"/>
        <table:table-column table:style-name="Tabelle5.B"/>
        <table:table-row>
          <table:table-cell table:style-name="Tabelle5.A1" office:value-type="string">
            <text:p text:style-name="P5">Datum</text:p>
          </table:table-cell>
          <table:table-cell table:style-name="Tabelle5.A1" office:value-type="string">
            <text:p text:style-name="P5">Arbeitsschritt</text:p>
          </table:table-cell>
        </table:table-row>
        <table:table-row>
          <table:table-cell table:style-name="Tabelle5.A2" office:value-type="date" office:date-value="2021-09-20">
            <text:p text:style-name="P7">20.09.2021</text:p>
          </table:table-cell>
          <table:table-cell table:style-name="Tabelle5.A1" office:value-type="string">
            <text:p text:style-name="P7">Einrichtung des Projektes, Einführung in GitHub und implementierung der Raumansteuerung</text:p>
          </table:table-cell>
        </table:table-row>
        <table:table-row>
          <table:table-cell table:style-name="Tabelle5.A2" office:value-type="date" office:date-value="2021-10-04">
            <text:p text:style-name="P7">04.10.2021</text:p>
          </table:table-cell>
          <table:table-cell table:style-name="Tabelle5.A1" office:value-type="string">
            <text:p text:style-name="P7">Umsetzung der Lichsteuerung für jeden Raum</text:p>
          </table:table-cell>
        </table:table-row>
        <table:table-row>
          <table:table-cell table:style-name="Tabelle5.A2" office:value-type="date" office:date-value="2021-10-18">
            <text:p text:style-name="P7">18.10.2021</text:p>
          </table:table-cell>
          <table:table-cell table:style-name="Tabelle5.A1" office:value-type="string">
            <text:p text:style-name="P7">Entwickeln einer Methode zur Ansteuerung des Schrittmotors </text:p>
          </table:table-cell>
        </table:table-row>
        <table:table-row>
          <table:table-cell table:style-name="Tabelle5.A2" office:value-type="date" office:date-value="2021-10-08">
            <text:p text:style-name="P7">08.10.2021</text:p>
          </table:table-cell>
          <table:table-cell table:style-name="Tabelle5.A1" office:value-type="string">
            <text:p text:style-name="P7">Einbindung der Rolladensteuerung in das Gesammtprojekt unter Berücksichtigung der Taster</text:p>
          </table:table-cell>
        </table:table-row>
        <table:table-row>
          <table:table-cell table:style-name="Tabelle5.A2" office:value-type="date" office:date-value="2021-10-22">
            <text:p text:style-name="P7">22.10.2021</text:p>
          </table:table-cell>
          <table:table-cell table:style-name="Tabelle5.A1" office:value-type="string">
            <text:p text:style-name="P7">Optimierung der Rolladensteuerung</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5"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line-height="150%"/>
      <style:text-properties style:font-name="Arial2" fo:font-size="18pt" fo:font-weight="bold" style:font-name-asian="SimSun" style:font-size-asian="18pt" style:font-weight-asian="bold" style:font-name-complex="Arial4"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Arial2" fo:font-size="14pt" fo:font-weight="bold" style:font-name-asian="SimSun" style:font-size-asian="14pt" style:font-weight-asian="bold" style:font-name-complex="Arial4"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3T18:43:46.08</meta:creation-date>
    <dc:date>2021-11-23T20:37:32.02</dc:date>
    <meta:editing-duration>PT1H53M45S</meta:editing-duration>
    <meta:editing-cycles>2</meta:editing-cycles>
    <meta:generator>OpenOffice/4.1.8$Win32 OpenOffice.org_project/418m3$Build-9803</meta:generator>
    <meta:document-statistic meta:table-count="5" meta:image-count="0" meta:object-count="0" meta:page-count="8" meta:paragraph-count="108" meta:word-count="912" meta:character-count="6350"/>
  </office:meta>
</office:document-meta>
</file>